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6.6354in" fo:margin-left="0.0667in" fo:margin-top="0in" fo:margin-bottom="0in" table:align="left" style:writing-mode="lr-tb"/>
    </style:style>
    <style:style style:name="Table4.A" style:family="table-column">
      <style:table-column-properties style:column-width="0.9375in"/>
    </style:style>
    <style:style style:name="Table4.B" style:family="table-column">
      <style:table-column-properties style:column-width="2.3431in"/>
    </style:style>
    <style:style style:name="Table4.C" style:family="table-column">
      <style:table-column-properties style:column-width="1.3021in"/>
    </style:style>
    <style:style style:name="Table4.D" style:family="table-column">
      <style:table-column-properties style:column-width="2.0528in"/>
    </style:style>
    <style:style style:name="Table4.1" style:family="table-row">
      <style:table-row-properties fo:keep-together="auto"/>
    </style:style>
    <style:style style:name="Table4.A1" style:family="table-cell">
      <style:table-cell-properties fo:background-color="#ffffff" fo:padding="0.0382in" fo:border-left="none" fo:border-right="none" fo:border-top="none" fo:border-bottom="0.25pt solid #000001">
        <style:background-image/>
      </style:table-cell-properties>
    </style:style>
    <style:style style:name="Table4.A2" style:family="table-cell">
      <style:table-cell-properties fo:background-color="#ffffff" fo:padding="0.0382in" fo:border-left="none" fo:border-right="none" fo:border-top="0.25pt solid #000001" fo:border-bottom="0.25pt solid #000001">
        <style:background-image/>
      </style:table-cell-properties>
    </style:style>
    <style:style style:name="Table2" style:family="table">
      <style:table-properties style:width="6.6931in" table:align="margins" fo:keep-with-next="alway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padding="0.0382in" fo:border-left="none" fo:border-right="none" fo:border-top="none" fo:border-bottom="0.25pt solid #000000"/>
    </style:style>
    <style:style style:name="Table2.A2" style:family="table-cell">
      <style:table-cell-properties fo:padding="0.0382in" fo:border="none"/>
    </style:style>
    <style:style style:name="P1" style:family="paragraph" style:parent-style-name="Standard">
      <style:text-properties fo:font-size="12pt" officeooo:rsid="01858dca" officeooo:paragraph-rsid="0014fc64" style:font-size-asian="12pt" style:font-size-complex="12pt"/>
    </style:style>
    <style:style style:name="P2" style:family="paragraph" style:parent-style-name="Standard">
      <style:text-properties fo:font-size="12pt" officeooo:rsid="00308ab4" officeooo:paragraph-rsid="0014fc64" style:font-size-asian="12pt" style:font-size-complex="12pt"/>
    </style:style>
    <style:style style:name="P3" style:family="paragraph" style:parent-style-name="Standard">
      <style:text-properties fo:font-size="12pt" officeooo:rsid="00327cca" officeooo:paragraph-rsid="0014fc64" style:font-size-asian="12pt" style:font-size-complex="12pt"/>
    </style:style>
    <style:style style:name="P4" style:family="paragraph" style:parent-style-name="Standard">
      <style:text-properties fo:font-size="12pt" officeooo:paragraph-rsid="0014fc64" style:font-size-asian="12pt" style:font-size-complex="12pt"/>
    </style:style>
    <style:style style:name="P5" style:family="paragraph" style:parent-style-name="Standard">
      <style:text-properties fo:font-size="12pt" officeooo:rsid="0014fc64" officeooo:paragraph-rsid="0014fc64" style:font-size-asian="12pt" style:font-size-complex="12pt"/>
    </style:style>
    <style:style style:name="P6" style:family="paragraph" style:parent-style-name="Standard">
      <style:text-properties fo:font-size="14pt" officeooo:rsid="00308ab4" officeooo:paragraph-rsid="0014fc64" style:font-size-asian="14pt" style:font-size-complex="14pt"/>
    </style:style>
    <style:style style:name="P7" style:family="paragraph" style:parent-style-name="Standard">
      <style:text-properties fo:font-size="13pt" officeooo:rsid="00308ab4" officeooo:paragraph-rsid="0014fc64" style:font-size-asian="13pt" style:font-size-complex="13pt"/>
    </style:style>
    <style:style style:name="P8" style:family="paragraph" style:parent-style-name="Standard">
      <style:text-properties fo:font-size="13pt" officeooo:rsid="00618805" officeooo:paragraph-rsid="0014fc64" style:font-size-asian="13pt" style:font-size-complex="13pt"/>
    </style:style>
    <style:style style:name="P9" style:family="paragraph" style:parent-style-name="Standard">
      <style:text-properties fo:font-size="13pt" officeooo:rsid="00327cca" officeooo:paragraph-rsid="0014fc64" style:font-size-asian="13pt" style:font-size-complex="13pt"/>
    </style:style>
    <style:style style:name="P10" style:family="paragraph" style:parent-style-name="Standard">
      <style:text-properties style:font-name="Liberation Serif" fo:font-size="12pt"/>
    </style:style>
    <style:style style:name="P11" style:family="paragraph" style:parent-style-name="Standard">
      <style:paragraph-properties fo:break-before="page"/>
      <style:text-properties fo:font-size="14pt" officeooo:rsid="00308ab4" officeooo:paragraph-rsid="0014fc64" style:font-size-asian="14pt" style:font-size-complex="14pt"/>
    </style:style>
    <style:style style:name="P12" style:family="paragraph" style:parent-style-name="Standard">
      <style:paragraph-properties fo:break-before="page"/>
      <style:text-properties fo:font-size="12pt" officeooo:rsid="0014fc64" officeooo:paragraph-rsid="0014fc64" style:font-size-asian="12pt" style:font-size-complex="12pt"/>
    </style:style>
    <style:style style:name="P13" style:family="paragraph" style:parent-style-name="Standard">
      <style:paragraph-properties fo:margin-left="0.4445in" fo:margin-right="0in" fo:margin-top="0in" fo:margin-bottom="0.0972in" loext:contextual-spacing="false" fo:line-height="120%" fo:text-indent="-0.4445in" style:auto-text-indent="false"/>
      <style:text-properties style:font-name="Liberation Serif" fo:font-size="12pt"/>
    </style:style>
    <style:style style:name="P14" style:family="paragraph" style:parent-style-name="Table_20_Contents">
      <style:paragraph-properties fo:text-align="center" style:justify-single-word="false"/>
      <style:text-properties fo:font-size="10pt" officeooo:paragraph-rsid="0014fc64" style:font-size-asian="10pt" style:font-size-complex="10pt"/>
    </style:style>
    <style:style style:name="P15" style:family="paragraph" style:parent-style-name="Table_20_Contents">
      <style:paragraph-properties fo:text-align="center" style:justify-single-word="false"/>
      <style:text-properties officeooo:paragraph-rsid="0014fc64"/>
    </style:style>
    <style:style style:name="P16" style:family="paragraph" style:parent-style-name="Table_20_Contents">
      <style:text-properties fo:font-size="12pt" officeooo:rsid="003988ce" officeooo:paragraph-rsid="0014fc64" style:font-size-asian="12pt" style:font-size-complex="12pt"/>
    </style:style>
    <style:style style:name="P17" style:family="paragraph" style:parent-style-name="Table_20_Contents">
      <style:text-properties fo:font-size="12pt" officeooo:paragraph-rsid="0014fc64" style:font-size-asian="12pt" style:font-size-complex="12pt"/>
    </style:style>
    <style:style style:name="P18" style:family="paragraph" style:parent-style-name="Table">
      <style:text-properties officeooo:paragraph-rsid="0014fc64"/>
    </style:style>
    <style:style style:name="T1" style:family="text">
      <style:text-properties style:text-position="0% 100%"/>
    </style:style>
    <style:style style:name="T2" style:family="text">
      <style:text-properties style:text-position="0% 100%" officeooo:rsid="014d3ee5"/>
    </style:style>
    <style:style style:name="T3" style:family="text">
      <style:text-properties style:text-position="0% 100%" officeooo:rsid="015b087d"/>
    </style:style>
    <style:style style:name="T4" style:family="text">
      <style:text-properties style:text-position="0% 100%" officeooo:rsid="01715c9c"/>
    </style:style>
    <style:style style:name="T5" style:family="text">
      <style:text-properties style:text-position="0% 100%" officeooo:rsid="01770d79"/>
    </style:style>
    <style:style style:name="T6" style:family="text">
      <style:text-properties style:text-position="0% 100%" officeooo:rsid="01864be2"/>
    </style:style>
    <style:style style:name="T7" style:family="text">
      <style:text-properties officeooo:rsid="014d3ee5"/>
    </style:style>
    <style:style style:name="T8" style:family="text">
      <style:text-properties officeooo:rsid="01539e62"/>
    </style:style>
    <style:style style:name="T9" style:family="text">
      <style:text-properties officeooo:rsid="0151a7b7"/>
    </style:style>
    <style:style style:name="T10" style:family="text">
      <style:text-properties fo:font-size="10pt" style:font-size-asian="10pt" style:font-size-complex="10pt"/>
    </style:style>
    <style:style style:name="T11" style:family="text">
      <style:text-properties fo:font-size="10pt" style:font-name-asian="Liberation Serif1" style:font-size-asian="10pt" style:font-name-complex="Liberation Serif1" style:font-size-complex="10pt"/>
    </style:style>
    <style:style style:name="T12" style:family="text">
      <style:text-properties fo:font-size="10pt" style:font-name-asian="Noto Sans CJK SC Regular" style:font-size-asian="10pt" style:font-name-complex="FreeSans" style:font-size-complex="10pt"/>
    </style:style>
    <style:style style:name="T13" style:family="text">
      <style:text-properties officeooo:rsid="00517f10"/>
    </style:style>
    <style:style style:name="T14" style:family="text">
      <style:text-properties officeooo:rsid="01543735"/>
    </style:style>
    <style:style style:name="T15" style:family="text">
      <style:text-properties officeooo:rsid="0054f2b4"/>
    </style:style>
    <style:style style:name="T16" style:family="text">
      <style:text-properties officeooo:rsid="005356d6"/>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officeooo:rsid="004fcb1e" style:font-style-asian="italic" style:font-style-complex="italic"/>
    </style:style>
    <style:style style:name="T20" style:family="text">
      <style:text-properties officeooo:rsid="0053eaf1"/>
    </style:style>
    <style:style style:name="T21" style:family="text">
      <style:text-properties officeooo:rsid="015528cf"/>
    </style:style>
    <style:style style:name="T22" style:family="text">
      <style:text-properties officeooo:rsid="004fcb1e"/>
    </style:style>
    <style:style style:name="T23" style:family="text">
      <style:text-properties fo:font-style="normal" officeooo:rsid="015528cf" style:font-style-asian="normal" style:font-style-complex="normal"/>
    </style:style>
    <style:style style:name="T24" style:family="text">
      <style:text-properties fo:font-style="normal" officeooo:rsid="01554ead" style:font-style-asian="normal" style:font-style-complex="normal"/>
    </style:style>
    <style:style style:name="T25" style:family="text">
      <style:text-properties officeooo:rsid="015776c1"/>
    </style:style>
    <style:style style:name="T26" style:family="text">
      <style:text-properties officeooo:rsid="01601431"/>
    </style:style>
    <style:style style:name="T27" style:family="text">
      <style:text-properties officeooo:rsid="015b087d"/>
    </style:style>
    <style:style style:name="T28" style:family="text">
      <style:text-properties officeooo:rsid="0160dcff"/>
    </style:style>
    <style:style style:name="T29" style:family="text">
      <style:text-properties officeooo:rsid="01640f57"/>
    </style:style>
    <style:style style:name="T30" style:family="text">
      <style:text-properties fo:font-weight="normal" style:font-weight-asian="normal" style:font-weight-complex="normal"/>
    </style:style>
    <style:style style:name="T31" style:family="text">
      <style:text-properties fo:font-weight="normal" officeooo:rsid="0169f257" style:font-weight-asian="normal" style:font-weight-complex="normal"/>
    </style:style>
    <style:style style:name="T32" style:family="text">
      <style:text-properties officeooo:rsid="01686f01"/>
    </style:style>
    <style:style style:name="T33" style:family="text">
      <style:text-properties officeooo:rsid="01667f1d"/>
    </style:style>
    <style:style style:name="T34" style:family="text">
      <style:text-properties officeooo:rsid="0168d6ac"/>
    </style:style>
    <style:style style:name="T35" style:family="text">
      <style:text-properties fo:font-size="12pt" officeooo:rsid="00308ab4" style:font-size-asian="12pt" style:font-size-complex="12pt"/>
    </style:style>
    <style:style style:name="T36" style:family="text">
      <style:text-properties fo:font-size="12pt" officeooo:rsid="0064fca4" style:font-size-asian="12pt" style:font-size-complex="12pt"/>
    </style:style>
    <style:style style:name="T37" style:family="text">
      <style:text-properties fo:font-size="12pt" officeooo:rsid="00663702" style:font-size-asian="12pt" style:font-size-complex="12pt"/>
    </style:style>
    <style:style style:name="T38" style:family="text">
      <style:text-properties fo:font-size="12pt" officeooo:rsid="00668bc8" style:font-size-asian="12pt" style:font-size-complex="12pt"/>
    </style:style>
    <style:style style:name="T39" style:family="text">
      <style:text-properties fo:font-size="12pt" officeooo:rsid="0066f153" style:font-size-asian="12pt" style:font-size-complex="12pt"/>
    </style:style>
    <style:style style:name="T40" style:family="text">
      <style:text-properties fo:font-size="12pt" fo:font-weight="normal" officeooo:rsid="00308ab4" style:font-size-asian="12pt" style:font-weight-asian="normal" style:font-size-complex="12pt" style:font-weight-complex="normal"/>
    </style:style>
    <style:style style:name="T41" style:family="text">
      <style:text-properties fo:font-size="12pt" fo:font-weight="normal" officeooo:rsid="012c6fe3" style:font-size-asian="12pt" style:font-weight-asian="normal" style:font-size-complex="12pt" style:font-weight-complex="normal"/>
    </style:style>
    <style:style style:name="T42" style:family="text">
      <style:text-properties fo:font-size="12pt" fo:font-weight="normal" officeooo:rsid="01708a06" style:font-size-asian="12pt" style:font-weight-asian="normal" style:font-size-complex="12pt" style:font-weight-complex="normal"/>
    </style:style>
    <style:style style:name="T43" style:family="text">
      <style:text-properties officeooo:rsid="006c69a2"/>
    </style:style>
    <style:style style:name="T44" style:family="text">
      <style:text-properties officeooo:rsid="0173ef67"/>
    </style:style>
    <style:style style:name="T45" style:family="text">
      <style:text-properties officeooo:rsid="0074768a"/>
    </style:style>
    <style:style style:name="T46" style:family="text">
      <style:text-properties officeooo:rsid="01770d79"/>
    </style:style>
    <style:style style:name="T47" style:family="text">
      <style:text-properties officeooo:rsid="0185d12b"/>
    </style:style>
    <style:style style:name="T48" style:family="text">
      <style:text-properties officeooo:rsid="01864be2"/>
    </style:style>
    <style:style style:name="T49" style:family="text">
      <style:text-properties fo:font-weight="bold" style:font-weight-asian="bold"/>
    </style:style>
    <style:style style:name="T50" style:family="text">
      <style:text-properties officeooo:rsid="0017b014"/>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ethods</text:p>
      <text:p text:style-name="P6"/>
      <text:p text:style-name="P7">Discharge criteria</text:p>
      <text:p text:style-name="P7"/>
      <text:p text:style-name="P2">The nurse-led discharge (NLD) criteria proposed by Knight<text:reference-mark-start text:name="ADDIN CSL_CITATION {&quot;citationItems&quot;: [{&quot;itemData&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author&quot;: [{&quot;parse-names&quot;: false, &quot;suffix&quot;: &quot;&quot;, &quot;dropping-particle&quot;: &quot;&quot;, &quot;non-dropping-particle&quot;: &quot;&quot;, &quot;family&quot;: &quot;Knight&quot;, &quot;given&quot;: &quot;Gillian&quot;}], &quot;container-title&quot;: &quot;Nursing in critical care&quot;, &quot;issued&quot;: {&quot;date-parts&quot;: [[&quot;2003&quot;]]}, &quot;ISSN&quot;: &quot;1362-1017&quot;, &quot;type&quot;: &quot;article-journal&quot;, &quot;PMID&quot;: &quot;12737189&quot;, &quot;title&quot;: &quot;Nurse-led discharge from high dependency unit.&quot;, &quot;issue&quot;: &quot;2&quot;, &quot;volume&quot;: &quot;8&quot;, &quot;id&quot;: &quot;ITEM-1&quot;, &quot;page&quot;: &quot;56-61&quot;}, &quot;id&quot;: &quot;ITEM-1&quot;, &quot;uris&quot;: [&quot;http://www.mendeley.com/documents/?uuid=3b251e57-4587-377d-b6ab-37768d445c87&quot;]}], &quot;mendeley&quot;: {&quot;formattedCitation&quot;: &quot;[1]&quot;, &quot;previouslyFormattedCitation&quot;: &quot;[22]&quot;, &quot;plainTextFormattedCitation&quot;: &quot;[1]&quot;}, &quot;properties&quot;: {&quot;noteIndex&quot;: 0}, &quot;schema&quot;: &quot;https://github.com/citation-style-language/schema/raw/master/csl-citation.json&quot;} RNDCe3NYMwJZX"/><text:span text:style-name="T1">[1]</text:span><text:reference-mark-end text:name="ADDIN CSL_CITATION {&quot;citationItems&quot;: [{&quot;itemData&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author&quot;: [{&quot;parse-names&quot;: false, &quot;suffix&quot;: &quot;&quot;, &quot;dropping-particle&quot;: &quot;&quot;, &quot;non-dropping-particle&quot;: &quot;&quot;, &quot;family&quot;: &quot;Knight&quot;, &quot;given&quot;: &quot;Gillian&quot;}], &quot;container-title&quot;: &quot;Nursing in critical care&quot;, &quot;issued&quot;: {&quot;date-parts&quot;: [[&quot;2003&quot;]]}, &quot;ISSN&quot;: &quot;1362-1017&quot;, &quot;type&quot;: &quot;article-journal&quot;, &quot;PMID&quot;: &quot;12737189&quot;, &quot;title&quot;: &quot;Nurse-led discharge from high dependency unit.&quot;, &quot;issue&quot;: &quot;2&quot;, &quot;volume&quot;: &quot;8&quot;, &quot;id&quot;: &quot;ITEM-1&quot;, &quot;page&quot;: &quot;56-61&quot;}, &quot;id&quot;: &quot;ITEM-1&quot;, &quot;uris&quot;: [&quot;http://www.mendeley.com/documents/?uuid=3b251e57-4587-377d-b6ab-37768d445c87&quot;]}], &quot;mendeley&quot;: {&quot;formattedCitation&quot;: &quot;[1]&quot;, &quot;previouslyFormattedCitation&quot;: &quot;[22]&quot;, &quot;plainTextFormattedCitation&quot;: &quot;[1]&quot;}, &quot;properties&quot;: {&quot;noteIndex&quot;: 0}, &quot;schema&quot;: &quot;https://github.com/citation-style-language/schema/raw/master/csl-citation.json&quot;} RNDCe3NYMwJZX"/>⁠ consist of a set of constraints on various routinely collected vital signs and laboratory results. If a patient meets all the <text:span text:style-name="T7">criteria</text:span> for a period of at least four hours, Knight states that they may be safely discharged by a nurse. <text:span text:style-name="T7">The motivation behind developing these criteria was to facilitate discharge by nurses in cases where the decision was clear, and there is some evidence of improved bed allocation when using such a nurse-led system</text:span><text:reference-mark-start text:name="ADDIN CSL_CITATION {&quot;citationItems&quot;: [{&quot;itemData&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author&quot;: [{&quot;parse-names&quot;: false, &quot;suffix&quot;: &quot;&quot;, &quot;dropping-particle&quot;: &quot;&quot;, &quot;non-dropping-particle&quot;: &quot;&quot;, &quot;family&quot;: &quot;Knight&quot;, &quot;given&quot;: &quot;Gillian&quot;}], &quot;container-title&quot;: &quot;Nursing in critical care&quot;, &quot;issued&quot;: {&quot;date-parts&quot;: [[&quot;2003&quot;]]}, &quot;ISSN&quot;: &quot;1362-1017&quot;, &quot;type&quot;: &quot;article-journal&quot;, &quot;PMID&quot;: &quot;12737189&quot;, &quot;title&quot;: &quot;Nurse-led discharge from high dependency unit.&quot;, &quot;issue&quot;: &quot;2&quot;, &quot;volume&quot;: &quot;8&quot;, &quot;id&quot;: &quot;ITEM-1&quot;, &quot;page&quot;: &quot;56-61&quot;}, &quot;id&quot;: &quot;ITEM-1&quot;, &quot;uris&quot;: [&quot;http://www.mendeley.com/documents/?uuid=3b251e57-4587-377d-b6ab-37768d445c87&quot;]}, {&quot;itemData&quot;: {&quot;abstract&quot;: &quot;Nurse-led discharge from the High Dependency Unit (HDU) was introduced in 2002 with the aim of improving access to level 2 beds (beds offering higher level of support and observation; DoH, 2000a). The project has yet to be formally evaluated but there have been perceived benefits for both patients and staff.&quot;, &quot;author&quot;: [{&quot;parse-names&quot;: false, &quot;suffix&quot;: &quot;&quot;, &quot;dropping-particle&quot;: &quot;&quot;, &quot;non-dropping-particle&quot;: &quot;&quot;, &quot;family&quot;: &quot;Crocker&quot;, &quot;given&quot;: &quot;Cheryl&quot;}, {&quot;parse-names&quot;: false, &quot;suffix&quot;: &quot;&quot;, &quot;dropping-particle&quot;: &quot;&quot;, &quot;non-dropping-particle&quot;: &quot;&quot;, &quot;family&quot;: &quot;Keller&quot;, &quot;given&quot;: &quot;Rebecca&quot;}], &quot;container-title&quot;: &quot;Intensive and Critical Care Nursing&quot;, &quot;issued&quot;: {&quot;date-parts&quot;: [[&quot;2005&quot;, &quot;12&quot;, &quot;1&quot;]]}, &quot;ISSN&quot;: &quot;0964-3397&quot;, &quot;type&quot;: &quot;article-journal&quot;, &quot;DOI&quot;: &quot;10.1016/J.ICCN.2005.05.004&quot;, &quot;title&quot;: &quot;Nurse-led discharge to the ward from high dependency: A service improvement project&quot;, &quot;issue&quot;: &quot;6&quot;, &quot;volume&quot;: &quot;21&quot;, &quot;page&quot;: &quot;363-366&quot;, &quot;id&quot;: &quot;ITEM-2&quot;, &quot;publisher&quot;: &quot;Churchill Livingstone&quot;}, &quot;id&quot;: &quot;ITEM-2&quot;, &quot;uris&quot;: [&quot;http://www.mendeley.com/documents/?uuid=1b27508e-e62d-339f-b185-f75f04eb08a0&quot;]}, {&quot;itemData&quot;: {&quot;abstract&quot;: &quot;AIM It is everyday news that we need more intensive care unit (ICU) beds, thus effective use of existing resources is imperative. The aim of this literature review was to critically analyse current literature on how organizational factors, individual factors and teamwork factors influence the ICU discharge process. A better understanding of discharge practices has the potential to ultimately influence ICU resource availability. METHODS Databases including CINAHL, MEDLINE, PROQUEST, SCIENCE DIRECT were searched using key terms such as ICU discharge, discharge process, ICU guidelines and policies, discharge decision-making, ICU organisational factors, ICU and human factors, and ICU patient transfer. Articles' reference lists were also used to locate relevant literature. A total of 21 articles were included in the review. RESULTS Only a small number of ICUs used written patient discharge guidelines. Consensus, rather than empirical evidence, dictates the importance of guidelines and policies. Premature discharge, discharge after hours and discharge by triage still exist due to resources constraints, even though the literature suggests these are associated with increased mortality. Teamwork and team training appear to be effective in improving efficiency and communication between professions or between clinical areas. However, this aspect has rarely been researched in relation to ICU patient discharge. CONCLUSION Intensive care patient discharge is influenced by organisational factors, individual factors and teamwork factors. Organisational interventions are effective in reducing ICU discharge delay and shortening patient hospital stay. More rigorous research is needed to discover how these factors influence the ICU discharge process.&quot;, &quot;author&quot;: [{&quot;parse-names&quot;: false, &quot;suffix&quot;: &quot;&quot;, &quot;dropping-particle&quot;: &quot;&quot;, &quot;non-dropping-particle&quot;: &quot;&quot;, &quot;family&quot;: &quot;Lin&quot;, &quot;given&quot;: &quot;Frances&quot;}, {&quot;parse-names&quot;: false, &quot;suffix&quot;: &quot;&quot;, &quot;dropping-particle&quot;: &quot;&quot;, &quot;non-dropping-particle&quot;: &quot;&quot;, &quot;family&quot;: &quot;Chaboyer&quot;, &quot;given&quot;: &quot;Wendy&quot;}, {&quot;parse-names&quot;: false, &quot;suffix&quot;: &quot;&quot;, &quot;dropping-particle&quot;: &quot;&quot;, &quot;non-dropping-particle&quot;: &quot;&quot;, &quot;family&quot;: &quot;Wallis&quot;, &quot;given&quot;: &quot;Marianne&quot;}], &quot;container-title&quot;: &quot;Australian Critical Care&quot;, &quot;issued&quot;: {&quot;date-parts&quot;: [[&quot;2009&quot;, &quot;2&quot;]]}, &quot;ISSN&quot;: &quot;10367314&quot;, &quot;type&quot;: &quot;article-journal&quot;, &quot;PMID&quot;: &quot;19138531&quot;, &quot;DOI&quot;: &quot;10.1016/j.aucc.2008.11.001&quot;, &quot;title&quot;: &quot;A literature review of organisational, individual and teamwork factors contributing to the ICU discharge process&quot;, &quot;issue&quot;: &quot;1&quot;, &quot;volume&quot;: &quot;22&quot;, &quot;page&quot;: &quot;29-43&quot;, &quot;id&quot;: &quot;ITEM-3&quot;}, &quot;id&quot;: &quot;ITEM-3&quot;, &quot;uris&quot;: [&quot;http://www.mendeley.com/documents/?uuid=b8422494-7fa3-308a-bd1f-7ce783594c6a&quot;]}], &quot;mendeley&quot;: {&quot;formattedCitation&quot;: &quot;[1\u20133]&quot;, &quot;previouslyFormattedCitation&quot;: &quot;[22,24,25]&quot;, &quot;plainTextFormattedCitation&quot;: &quot;[1\u20133]&quot;}, &quot;properties&quot;: {&quot;noteIndex&quot;: 0}, &quot;schema&quot;: &quot;https://github.com/citation-style-language/schema/raw/master/csl-citation.json&quot;} RNDF6VE8efP3c"/><text:span text:style-name="T2">[1–3]</text:span><text:reference-mark-end text:name="ADDIN CSL_CITATION {&quot;citationItems&quot;: [{&quot;itemData&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author&quot;: [{&quot;parse-names&quot;: false, &quot;suffix&quot;: &quot;&quot;, &quot;dropping-particle&quot;: &quot;&quot;, &quot;non-dropping-particle&quot;: &quot;&quot;, &quot;family&quot;: &quot;Knight&quot;, &quot;given&quot;: &quot;Gillian&quot;}], &quot;container-title&quot;: &quot;Nursing in critical care&quot;, &quot;issued&quot;: {&quot;date-parts&quot;: [[&quot;2003&quot;]]}, &quot;ISSN&quot;: &quot;1362-1017&quot;, &quot;type&quot;: &quot;article-journal&quot;, &quot;PMID&quot;: &quot;12737189&quot;, &quot;title&quot;: &quot;Nurse-led discharge from high dependency unit.&quot;, &quot;issue&quot;: &quot;2&quot;, &quot;volume&quot;: &quot;8&quot;, &quot;id&quot;: &quot;ITEM-1&quot;, &quot;page&quot;: &quot;56-61&quot;}, &quot;id&quot;: &quot;ITEM-1&quot;, &quot;uris&quot;: [&quot;http://www.mendeley.com/documents/?uuid=3b251e57-4587-377d-b6ab-37768d445c87&quot;]}, {&quot;itemData&quot;: {&quot;abstract&quot;: &quot;Nurse-led discharge from the High Dependency Unit (HDU) was introduced in 2002 with the aim of improving access to level 2 beds (beds offering higher level of support and observation; DoH, 2000a). The project has yet to be formally evaluated but there have been perceived benefits for both patients and staff.&quot;, &quot;author&quot;: [{&quot;parse-names&quot;: false, &quot;suffix&quot;: &quot;&quot;, &quot;dropping-particle&quot;: &quot;&quot;, &quot;non-dropping-particle&quot;: &quot;&quot;, &quot;family&quot;: &quot;Crocker&quot;, &quot;given&quot;: &quot;Cheryl&quot;}, {&quot;parse-names&quot;: false, &quot;suffix&quot;: &quot;&quot;, &quot;dropping-particle&quot;: &quot;&quot;, &quot;non-dropping-particle&quot;: &quot;&quot;, &quot;family&quot;: &quot;Keller&quot;, &quot;given&quot;: &quot;Rebecca&quot;}], &quot;container-title&quot;: &quot;Intensive and Critical Care Nursing&quot;, &quot;issued&quot;: {&quot;date-parts&quot;: [[&quot;2005&quot;, &quot;12&quot;, &quot;1&quot;]]}, &quot;ISSN&quot;: &quot;0964-3397&quot;, &quot;type&quot;: &quot;article-journal&quot;, &quot;DOI&quot;: &quot;10.1016/J.ICCN.2005.05.004&quot;, &quot;title&quot;: &quot;Nurse-led discharge to the ward from high dependency: A service improvement project&quot;, &quot;issue&quot;: &quot;6&quot;, &quot;volume&quot;: &quot;21&quot;, &quot;page&quot;: &quot;363-366&quot;, &quot;id&quot;: &quot;ITEM-2&quot;, &quot;publisher&quot;: &quot;Churchill Livingstone&quot;}, &quot;id&quot;: &quot;ITEM-2&quot;, &quot;uris&quot;: [&quot;http://www.mendeley.com/documents/?uuid=1b27508e-e62d-339f-b185-f75f04eb08a0&quot;]}, {&quot;itemData&quot;: {&quot;abstract&quot;: &quot;AIM It is everyday news that we need more intensive care unit (ICU) beds, thus effective use of existing resources is imperative. The aim of this literature review was to critically analyse current literature on how organizational factors, individual factors and teamwork factors influence the ICU discharge process. A better understanding of discharge practices has the potential to ultimately influence ICU resource availability. METHODS Databases including CINAHL, MEDLINE, PROQUEST, SCIENCE DIRECT were searched using key terms such as ICU discharge, discharge process, ICU guidelines and policies, discharge decision-making, ICU organisational factors, ICU and human factors, and ICU patient transfer. Articles' reference lists were also used to locate relevant literature. A total of 21 articles were included in the review. RESULTS Only a small number of ICUs used written patient discharge guidelines. Consensus, rather than empirical evidence, dictates the importance of guidelines and policies. Premature discharge, discharge after hours and discharge by triage still exist due to resources constraints, even though the literature suggests these are associated with increased mortality. Teamwork and team training appear to be effective in improving efficiency and communication between professions or between clinical areas. However, this aspect has rarely been researched in relation to ICU patient discharge. CONCLUSION Intensive care patient discharge is influenced by organisational factors, individual factors and teamwork factors. Organisational interventions are effective in reducing ICU discharge delay and shortening patient hospital stay. More rigorous research is needed to discover how these factors influence the ICU discharge process.&quot;, &quot;author&quot;: [{&quot;parse-names&quot;: false, &quot;suffix&quot;: &quot;&quot;, &quot;dropping-particle&quot;: &quot;&quot;, &quot;non-dropping-particle&quot;: &quot;&quot;, &quot;family&quot;: &quot;Lin&quot;, &quot;given&quot;: &quot;Frances&quot;}, {&quot;parse-names&quot;: false, &quot;suffix&quot;: &quot;&quot;, &quot;dropping-particle&quot;: &quot;&quot;, &quot;non-dropping-particle&quot;: &quot;&quot;, &quot;family&quot;: &quot;Chaboyer&quot;, &quot;given&quot;: &quot;Wendy&quot;}, {&quot;parse-names&quot;: false, &quot;suffix&quot;: &quot;&quot;, &quot;dropping-particle&quot;: &quot;&quot;, &quot;non-dropping-particle&quot;: &quot;&quot;, &quot;family&quot;: &quot;Wallis&quot;, &quot;given&quot;: &quot;Marianne&quot;}], &quot;container-title&quot;: &quot;Australian Critical Care&quot;, &quot;issued&quot;: {&quot;date-parts&quot;: [[&quot;2009&quot;, &quot;2&quot;]]}, &quot;ISSN&quot;: &quot;10367314&quot;, &quot;type&quot;: &quot;article-journal&quot;, &quot;PMID&quot;: &quot;19138531&quot;, &quot;DOI&quot;: &quot;10.1016/j.aucc.2008.11.001&quot;, &quot;title&quot;: &quot;A literature review of organisational, individual and teamwork factors contributing to the ICU discharge process&quot;, &quot;issue&quot;: &quot;1&quot;, &quot;volume&quot;: &quot;22&quot;, &quot;page&quot;: &quot;29-43&quot;, &quot;id&quot;: &quot;ITEM-3&quot;}, &quot;id&quot;: &quot;ITEM-3&quot;, &quot;uris&quot;: [&quot;http://www.mendeley.com/documents/?uuid=b8422494-7fa3-308a-bd1f-7ce783594c6a&quot;]}], &quot;mendeley&quot;: {&quot;formattedCitation&quot;: &quot;[1\u20133]&quot;, &quot;previouslyFormattedCitation&quot;: &quot;[22,24,25]&quot;, &quot;plainTextFormattedCitation&quot;: &quot;[1\u20133]&quot;}, &quot;properties&quot;: {&quot;noteIndex&quot;: 0}, &quot;schema&quot;: &quot;https://github.com/citation-style-language/schema/raw/master/csl-citation.json&quot;} RNDF6VE8efP3c"/><text:span text:style-name="T2">⁠</text:span><text:span text:style-name="T7">⁠.</text:span> In order to test the NLD criteria on historical patient data we codified the constraints (<text:span text:style-name="T8">see online supplementary file section A</text:span>) into 15 binary tests, which are defined in table 1. <text:span text:style-name="T9">For criteria that were not assigned numeric values in the original publication (B1-4, CNS) we used the ‘normal’ bounds as defined in our clinical information system. Limitations and potential improvements to these criteria are addressed in the discussion.</text:span></text:p>
      <text:p text:style-name="P4"/>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4">Test ID</text:p>
          </table:table-cell>
          <table:table-cell table:style-name="Table4.A1" office:value-type="string">
            <text:p text:style-name="P14">Test name</text:p>
          </table:table-cell>
          <table:table-cell table:style-name="Table4.A1" office:value-type="string">
            <text:p text:style-name="P14">Variable</text:p>
          </table:table-cell>
          <table:table-cell table:style-name="Table4.A1" office:value-type="string">
            <text:p text:style-name="P14">Test condition</text:p>
          </table:table-cell>
        </table:table-row>
        <table:table-row table:style-name="Table4.1">
          <table:table-cell table:style-name="Table4.A2" office:value-type="string">
            <text:p text:style-name="P14">R0</text:p>
          </table:table-cell>
          <table:table-cell table:style-name="Table4.A2" office:value-type="string">
            <text:p text:style-name="P14">Respiratory: airway</text:p>
          </table:table-cell>
          <table:table-cell table:style-name="Table4.A2" office:value-type="string">
            <text:p text:style-name="P14">airway</text:p>
          </table:table-cell>
          <table:table-cell table:style-name="Table4.A2" office:value-type="string">
            <text:p text:style-name="P14">airway patent</text:p>
          </table:table-cell>
        </table:table-row>
        <table:table-row table:style-name="Table4.1">
          <table:table-cell table:style-name="Table4.A2" office:value-type="string">
            <text:p text:style-name="P14">R1</text:p>
          </table:table-cell>
          <table:table-cell table:style-name="Table4.A2" office:value-type="string">
            <text:p text:style-name="P14">Respiratory: FiO2</text:p>
          </table:table-cell>
          <table:table-cell table:style-name="Table4.A2" office:value-type="string">
            <text:p text:style-name="P14">fio2</text:p>
          </table:table-cell>
          <table:table-cell table:style-name="Table4.A2" office:value-type="string">
            <text:p text:style-name="P15"><text:span text:style-name="T10">fio2 </text:span><text:span text:style-name="T11">≤</text:span><text:span text:style-name="T12"> 0.6</text:span></text:p>
          </table:table-cell>
        </table:table-row>
        <table:table-row table:style-name="Table4.1">
          <table:table-cell table:style-name="Table4.A2" office:value-type="string">
            <text:p text:style-name="P14">R2</text:p>
          </table:table-cell>
          <table:table-cell table:style-name="Table4.A2" office:value-type="string">
            <text:p text:style-name="P14">Respiratory: blood oxygen</text:p>
          </table:table-cell>
          <table:table-cell table:style-name="Table4.A2" office:value-type="string">
            <text:p text:style-name="P14">spo2</text:p>
          </table:table-cell>
          <table:table-cell table:style-name="Table4.A2" office:value-type="string">
            <text:p text:style-name="P15"><text:span text:style-name="T10">spo2 </text:span><text:span text:style-name="T11">≥ 95 (%)</text:span></text:p>
          </table:table-cell>
        </table:table-row>
        <table:table-row table:style-name="Table4.1">
          <table:table-cell table:style-name="Table4.A2" office:value-type="string">
            <text:p text:style-name="P14">R3</text:p>
          </table:table-cell>
          <table:table-cell table:style-name="Table4.A2" office:value-type="string">
            <text:p text:style-name="P14">Respiratory: bicarbonate</text:p>
          </table:table-cell>
          <table:table-cell table:style-name="Table4.A2" office:value-type="string">
            <text:p text:style-name="P14">hco3</text:p>
          </table:table-cell>
          <table:table-cell table:style-name="Table4.A2" office:value-type="string">
            <text:p text:style-name="P15"><text:span text:style-name="T10">hco3 </text:span><text:span text:style-name="T11">≥ 19 (mmol/L)</text:span></text:p>
          </table:table-cell>
        </table:table-row>
        <table:table-row table:style-name="Table4.1">
          <table:table-cell table:style-name="Table4.A2" office:value-type="string">
            <text:p text:style-name="P14">R4</text:p>
          </table:table-cell>
          <table:table-cell table:style-name="Table4.A2" office:value-type="string">
            <text:p text:style-name="P14">Respiratory: rate</text:p>
          </table:table-cell>
          <table:table-cell table:style-name="Table4.A2" office:value-type="string">
            <text:p text:style-name="P14">resp (rate)</text:p>
          </table:table-cell>
          <table:table-cell table:style-name="Table4.A2" office:value-type="string">
            <text:p text:style-name="P15"><text:span text:style-name="T10">10 </text:span><text:span text:style-name="T11">≤</text:span><text:span text:style-name="T12"> resp </text:span><text:span text:style-name="T11">≤ 30 (bpm)</text:span></text:p>
          </table:table-cell>
        </table:table-row>
        <table:table-row table:style-name="Table4.1">
          <table:table-cell table:style-name="Table4.A2" office:value-type="string">
            <text:p text:style-name="P14">C0</text:p>
          </table:table-cell>
          <table:table-cell table:style-name="Table4.A2" office:value-type="string">
            <text:p text:style-name="P14">Cardiovascular: blood pressure</text:p>
          </table:table-cell>
          <table:table-cell table:style-name="Table4.A2" office:value-type="string">
            <text:p text:style-name="P14">bp (systolic)</text:p>
          </table:table-cell>
          <table:table-cell table:style-name="Table4.A2" office:value-type="string">
            <text:p text:style-name="P15"><text:span text:style-name="T10">bp</text:span><text:span text:style-name="T12"> </text:span><text:span text:style-name="T11">≥ 100 (mmHg)</text:span></text:p>
          </table:table-cell>
        </table:table-row>
        <table:table-row table:style-name="Table4.1">
          <table:table-cell table:style-name="Table4.A2" office:value-type="string">
            <text:p text:style-name="P14">C1</text:p>
          </table:table-cell>
          <table:table-cell table:style-name="Table4.A2" office:value-type="string">
            <text:p text:style-name="P14">Cardiovascular: heart rate</text:p>
          </table:table-cell>
          <table:table-cell table:style-name="Table4.A2" office:value-type="string">
            <text:p text:style-name="P14">hr <text:s/></text:p>
          </table:table-cell>
          <table:table-cell table:style-name="Table4.A2" office:value-type="string">
            <text:p text:style-name="P15"><text:span text:style-name="T10">60 </text:span><text:span text:style-name="T11">≤</text:span><text:span text:style-name="T12"> hr </text:span><text:span text:style-name="T11">≤ 100 (bpm)</text:span></text:p>
          </table:table-cell>
        </table:table-row>
        <table:table-row table:style-name="Table4.1">
          <table:table-cell table:style-name="Table4.A2" office:value-type="string">
            <text:p text:style-name="P14">P</text:p>
          </table:table-cell>
          <table:table-cell table:style-name="Table4.A2" office:value-type="string">
            <text:p text:style-name="P14">Pain</text:p>
          </table:table-cell>
          <table:table-cell table:style-name="Table4.A2" office:value-type="string">
            <text:p text:style-name="P14">pain</text:p>
          </table:table-cell>
          <table:table-cell table:style-name="Table4.A2" office:value-type="string">
            <text:p text:style-name="P15"><text:span text:style-name="T10">0 </text:span><text:span text:style-name="T11">≤</text:span><text:span text:style-name="T12"> pain </text:span><text:span text:style-name="T11">≤ 1</text:span></text:p>
          </table:table-cell>
        </table:table-row>
        <table:table-row table:style-name="Table4.1">
          <table:table-cell table:style-name="Table4.A2" office:value-type="string">
            <text:p text:style-name="P14">CNS</text:p>
          </table:table-cell>
          <table:table-cell table:style-name="Table4.A2" office:value-type="string">
            <text:p text:style-name="P14">Central nervous system</text:p>
          </table:table-cell>
          <table:table-cell table:style-name="Table4.A2" office:value-type="string">
            <text:p text:style-name="P14">gcs</text:p>
          </table:table-cell>
          <table:table-cell table:style-name="Table4.A2" office:value-type="string">
            <text:p text:style-name="P15"><text:span text:style-name="T10">gcs </text:span><text:span text:style-name="T12"><text:s/></text:span><text:span text:style-name="T11">≥ 14</text:span></text:p>
          </table:table-cell>
        </table:table-row>
        <table:table-row table:style-name="Table4.1">
          <table:table-cell table:style-name="Table4.A2" office:value-type="string">
            <text:p text:style-name="P14">T</text:p>
          </table:table-cell>
          <table:table-cell table:style-name="Table4.A2" office:value-type="string">
            <text:p text:style-name="P14">Temperature</text:p>
          </table:table-cell>
          <table:table-cell table:style-name="Table4.A2" office:value-type="string">
            <text:p text:style-name="P14">temp</text:p>
          </table:table-cell>
          <table:table-cell table:style-name="Table4.A2" office:value-type="string">
            <text:p text:style-name="P15"><text:span text:style-name="T10">36 </text:span><text:span text:style-name="T11">≤</text:span><text:span text:style-name="T12"> temp </text:span><text:span text:style-name="T11">≤ 37.5 (C)</text:span></text:p>
          </table:table-cell>
        </table:table-row>
        <table:table-row table:style-name="Table4.1">
          <table:table-cell table:style-name="Table4.A2" office:value-type="string">
            <text:p text:style-name="P14">B0</text:p>
          </table:table-cell>
          <table:table-cell table:style-name="Table4.A2" office:value-type="string">
            <text:p text:style-name="P14">Bloods: haemoglobin</text:p>
          </table:table-cell>
          <table:table-cell table:style-name="Table4.A2" office:value-type="string">
            <text:p text:style-name="P14">haemoglobin</text:p>
          </table:table-cell>
          <table:table-cell table:style-name="Table4.A2" office:value-type="string">
            <text:p text:style-name="P15"><text:span text:style-name="T12">haemoglobin </text:span><text:span text:style-name="T11">≥ 9 (g/dL)</text:span></text:p>
          </table:table-cell>
        </table:table-row>
        <table:table-row table:style-name="Table4.1">
          <table:table-cell table:style-name="Table4.A2" office:value-type="string">
            <text:p text:style-name="P14">B1</text:p>
          </table:table-cell>
          <table:table-cell table:style-name="Table4.A2" office:value-type="string">
            <text:p text:style-name="P14">Bloods: potassium</text:p>
          </table:table-cell>
          <table:table-cell table:style-name="Table4.A2" office:value-type="string">
            <text:p text:style-name="P14">k</text:p>
          </table:table-cell>
          <table:table-cell table:style-name="Table4.A2" office:value-type="string">
            <text:p text:style-name="P15"><text:span text:style-name="T10">3.5 </text:span><text:span text:style-name="T11">≤</text:span><text:span text:style-name="T12"> k </text:span><text:span text:style-name="T11">≤ 6.0 (mmol/L)</text:span></text:p>
          </table:table-cell>
        </table:table-row>
        <table:table-row table:style-name="Table4.1">
          <table:table-cell table:style-name="Table4.A2" office:value-type="string">
            <text:p text:style-name="P14">B2</text:p>
          </table:table-cell>
          <table:table-cell table:style-name="Table4.A2" office:value-type="string">
            <text:p text:style-name="P14">Bloods: sodium</text:p>
          </table:table-cell>
          <table:table-cell table:style-name="Table4.A2" office:value-type="string">
            <text:p text:style-name="P14">na</text:p>
          </table:table-cell>
          <table:table-cell table:style-name="Table4.A2" office:value-type="string">
            <text:p text:style-name="P15"><text:span text:style-name="T10">130 </text:span><text:span text:style-name="T11">≤</text:span><text:span text:style-name="T12"> na </text:span><text:span text:style-name="T11">≤ 150 (mmol/L)</text:span></text:p>
          </table:table-cell>
        </table:table-row>
        <table:table-row table:style-name="Table4.1">
          <table:table-cell table:style-name="Table4.A2" office:value-type="string">
            <text:p text:style-name="P14">B3</text:p>
          </table:table-cell>
          <table:table-cell table:style-name="Table4.A2" office:value-type="string">
            <text:p text:style-name="P14">Bloods: creatinine</text:p>
          </table:table-cell>
          <table:table-cell table:style-name="Table4.A2" office:value-type="string">
            <text:p text:style-name="P14">creatinine</text:p>
          </table:table-cell>
          <table:table-cell table:style-name="Table4.A2" office:value-type="string">
            <text:p text:style-name="P15"><text:span text:style-name="T10">59 </text:span><text:span text:style-name="T11">≤</text:span><text:span text:style-name="T12"> creatinine </text:span><text:span text:style-name="T11">≤ 104 (umol/L)</text:span></text:p>
          </table:table-cell>
        </table:table-row>
        <table:table-row table:style-name="Table4.1">
          <table:table-cell table:style-name="Table4.A2" office:value-type="string">
            <text:p text:style-name="P14">B4</text:p>
          </table:table-cell>
          <table:table-cell table:style-name="Table4.A2" office:value-type="string">
            <text:p text:style-name="P14">Bloods: urea</text:p>
          </table:table-cell>
          <table:table-cell table:style-name="Table4.A2" office:value-type="string">
            <text:p text:style-name="P14">bun</text:p>
          </table:table-cell>
          <table:table-cell table:style-name="Table4.A2" office:value-type="string">
            <text:p text:style-name="P15"><text:span text:style-name="T10">2.5 </text:span><text:span text:style-name="T11">≤</text:span><text:span text:style-name="T12"> bun </text:span><text:span text:style-name="T11">≤ 7.8 (mmol/L)</text:span></text:p>
          </table:table-cell>
        </table:table-row>
      </table:table>
      <text:p text:style-name="P18">Table <text:sequence text:ref-name="refTable0" text:name="Table" text:formula="ooow:Table+1" style:num-format="1">1</text:sequence>: Codified version of the discharge criteria for application to electronic health record data. Here the fifteen criteria have been grouped into intuitive subsets and each assigned a test ID (‘R0’ to ‘B4’). <text:s/>If all 15 criteria are met for a period of at least four hours the patient can be safely discharged.</text:p>
      <text:p text:style-name="P7"/>
      <text:p text:style-name="P7">Cohort selection</text:p>
      <text:p text:style-name="P7"/>
      <text:p text:style-name="P2">Subjects for this study were selected from two distinct historical data sources to form two patient cohorts. <text:span text:style-name="T13">T</text:span>he inclusion criteria <text:span text:style-name="T13">are</text:span> detailed in section <text:span text:style-name="T14">B of the online supplementary file</text:span>. The first data source consists of the routinely collected data from 1933 patients treated on the general intensive care unit at the Bristol Royal Infirmary between 01/02/2015 and 01/02/2017. <text:span text:style-name="T15">W</text:span>e refer to th<text:span text:style-name="T16">e cohort selected from this</text:span> dataset as <text:span text:style-name="T18">GICU</text:span>. The second <text:span text:style-name="T20">data</text:span> source <text:span text:style-name="T21">wa</text:span>s derived from the MIMIC-III database<text:reference-mark-start text:name="ADDIN CSL_CITATION {&quot;citationItems&quot;: [{&quot;itemData&quot;: {&quot;abstract&quot;: &quot;MIMIC-III ('Medical Information Mart for Intensive Care') is a large, single-center database comprising information relating to patients admitted to critical care units at a large tertiary care hospital. Data includes vital signs, medications, laboratory measurements, observations and notes charted by care providers, fluid balance, procedure codes, diagnostic codes, imaging reports, hospital length of stay, survival data, and more. The database supports applications including academic and industrial research, quality improvement initiatives, and higher education coursework.&quot;, &quot;author&quot;: [{&quot;parse-names&quot;: false, &quot;suffix&quot;: &quot;&quot;, &quot;dropping-particle&quot;: &quot;&quot;, &quot;non-dropping-particle&quot;: &quot;&quot;, &quot;family&quot;: &quot;Johnson&quot;, &quot;given&quot;: &quot;Alistair E.W.&quot;}, {&quot;parse-names&quot;: false, &quot;suffix&quot;: &quot;&quot;, &quot;dropping-particle&quot;: &quot;&quot;, &quot;non-dropping-particle&quot;: &quot;&quot;, &quot;family&quot;: &quot;Pollard&quot;, &quot;given&quot;: &quot;Tom J.&quot;}, {&quot;parse-names&quot;: false, &quot;suffix&quot;: &quot;&quot;, &quot;dropping-particle&quot;: &quot;&quot;, &quot;non-dropping-particle&quot;: &quot;&quot;, &quot;family&quot;: &quot;Shen&quot;, &quot;given&quot;: &quot;Lu&quot;}, {&quot;parse-names&quot;: false, &quot;suffix&quot;: &quot;&quot;, &quot;dropping-particle&quot;: &quot;&quot;, &quot;non-dropping-particle&quot;: &quot;&quot;, &quot;family&quot;: &quot;Lehman&quot;, &quot;given&quot;: &quot;Li-wei H.&quot;}, {&quot;parse-names&quot;: false, &quot;suffix&quot;: &quot;&quot;, &quot;dropping-particle&quot;: &quot;&quot;, &quot;non-dropping-particle&quot;: &quot;&quot;, &quot;family&quot;: &quot;Feng&quot;, &quot;given&quot;: &quot;Mengling&quot;}, {&quot;parse-names&quot;: false, &quot;suffix&quot;: &quot;&quot;, &quot;dropping-particle&quot;: &quot;&quot;, &quot;non-dropping-particle&quot;: &quot;&quot;, &quot;family&quot;: &quot;Ghassemi&quot;, &quot;given&quot;: &quot;Mohammad&quot;}, {&quot;parse-names&quot;: false, &quot;suffix&quot;: &quot;&quot;, &quot;dropping-particle&quot;: &quot;&quot;, &quot;non-dropping-particle&quot;: &quot;&quot;, &quot;family&quot;: &quot;Moody&quot;, &quot;given&quot;: &quot;Benjamin&quot;}, {&quot;parse-names&quot;: false, &quot;suffix&quot;: &quot;&quot;, &quot;dropping-particle&quot;: &quot;&quot;, &quot;non-dropping-particle&quot;: &quot;&quot;, &quot;family&quot;: &quot;Szolovits&quot;, &quot;given&quot;: &quot;Peter&quot;}, {&quot;parse-names&quot;: false, &quot;suffix&quot;: &quot;&quot;, &quot;dropping-particle&quot;: &quot;&quot;, &quot;non-dropping-particle&quot;: &quot;&quot;, &quot;family&quot;: &quot;Anthony Celi&quot;, &quot;given&quot;: &quot;Leo&quot;}, {&quot;parse-names&quot;: false, &quot;suffix&quot;: &quot;&quot;, &quot;dropping-particle&quot;: &quot;&quot;, &quot;non-dropping-particle&quot;: &quot;&quot;, &quot;family&quot;: &quot;Mark&quot;, &quot;given&quot;: &quot;Roger G.&quot;}], &quot;container-title&quot;: &quot;Scientific Data&quot;, &quot;issued&quot;: {&quot;date-parts&quot;: [[&quot;2016&quot;, &quot;5&quot;, &quot;24&quot;]]}, &quot;ISSN&quot;: &quot;2052-4463&quot;, &quot;type&quot;: &quot;article-journal&quot;, &quot;PMID&quot;: &quot;27219127&quot;, &quot;DOI&quot;: &quot;10.1038/sdata.2016.35&quot;, &quot;title&quot;: &quot;MIMIC-III, a freely accessible critical care database&quot;, &quot;volume&quot;: &quot;3&quot;, &quot;page&quot;: &quot;160035&quot;, &quot;id&quot;: &quot;ITEM-1&quot;}, &quot;id&quot;: &quot;ITEM-1&quot;, &quot;uris&quot;: [&quot;http://www.mendeley.com/documents/?uuid=72b145ea-e850-32cc-a4b4-385b756d9d0b&quot;]}], &quot;mendeley&quot;: {&quot;formattedCitation&quot;: &quot;[4]&quot;, &quot;previouslyFormattedCitation&quot;: &quot;[23]&quot;, &quot;plainTextFormattedCitation&quot;: &quot;[4]&quot;}, &quot;properties&quot;: {&quot;noteIndex&quot;: 0}, &quot;schema&quot;: &quot;https://github.com/citation-style-language/schema/raw/master/csl-citation.json&quot;} RNDlbIF6vmzAT"/><text:span text:style-name="T1">[4]</text:span><text:reference-mark-end text:name="ADDIN CSL_CITATION {&quot;citationItems&quot;: [{&quot;itemData&quot;: {&quot;abstract&quot;: &quot;MIMIC-III ('Medical Information Mart for Intensive Care') is a large, single-center database comprising information relating to patients admitted to critical care units at a large tertiary care hospital. Data includes vital signs, medications, laboratory measurements, observations and notes charted by care providers, fluid balance, procedure codes, diagnostic codes, imaging reports, hospital length of stay, survival data, and more. The database supports applications including academic and industrial research, quality improvement initiatives, and higher education coursework.&quot;, &quot;author&quot;: [{&quot;parse-names&quot;: false, &quot;suffix&quot;: &quot;&quot;, &quot;dropping-particle&quot;: &quot;&quot;, &quot;non-dropping-particle&quot;: &quot;&quot;, &quot;family&quot;: &quot;Johnson&quot;, &quot;given&quot;: &quot;Alistair E.W.&quot;}, {&quot;parse-names&quot;: false, &quot;suffix&quot;: &quot;&quot;, &quot;dropping-particle&quot;: &quot;&quot;, &quot;non-dropping-particle&quot;: &quot;&quot;, &quot;family&quot;: &quot;Pollard&quot;, &quot;given&quot;: &quot;Tom J.&quot;}, {&quot;parse-names&quot;: false, &quot;suffix&quot;: &quot;&quot;, &quot;dropping-particle&quot;: &quot;&quot;, &quot;non-dropping-particle&quot;: &quot;&quot;, &quot;family&quot;: &quot;Shen&quot;, &quot;given&quot;: &quot;Lu&quot;}, {&quot;parse-names&quot;: false, &quot;suffix&quot;: &quot;&quot;, &quot;dropping-particle&quot;: &quot;&quot;, &quot;non-dropping-particle&quot;: &quot;&quot;, &quot;family&quot;: &quot;Lehman&quot;, &quot;given&quot;: &quot;Li-wei H.&quot;}, {&quot;parse-names&quot;: false, &quot;suffix&quot;: &quot;&quot;, &quot;dropping-particle&quot;: &quot;&quot;, &quot;non-dropping-particle&quot;: &quot;&quot;, &quot;family&quot;: &quot;Feng&quot;, &quot;given&quot;: &quot;Mengling&quot;}, {&quot;parse-names&quot;: false, &quot;suffix&quot;: &quot;&quot;, &quot;dropping-particle&quot;: &quot;&quot;, &quot;non-dropping-particle&quot;: &quot;&quot;, &quot;family&quot;: &quot;Ghassemi&quot;, &quot;given&quot;: &quot;Mohammad&quot;}, {&quot;parse-names&quot;: false, &quot;suffix&quot;: &quot;&quot;, &quot;dropping-particle&quot;: &quot;&quot;, &quot;non-dropping-particle&quot;: &quot;&quot;, &quot;family&quot;: &quot;Moody&quot;, &quot;given&quot;: &quot;Benjamin&quot;}, {&quot;parse-names&quot;: false, &quot;suffix&quot;: &quot;&quot;, &quot;dropping-particle&quot;: &quot;&quot;, &quot;non-dropping-particle&quot;: &quot;&quot;, &quot;family&quot;: &quot;Szolovits&quot;, &quot;given&quot;: &quot;Peter&quot;}, {&quot;parse-names&quot;: false, &quot;suffix&quot;: &quot;&quot;, &quot;dropping-particle&quot;: &quot;&quot;, &quot;non-dropping-particle&quot;: &quot;&quot;, &quot;family&quot;: &quot;Anthony Celi&quot;, &quot;given&quot;: &quot;Leo&quot;}, {&quot;parse-names&quot;: false, &quot;suffix&quot;: &quot;&quot;, &quot;dropping-particle&quot;: &quot;&quot;, &quot;non-dropping-particle&quot;: &quot;&quot;, &quot;family&quot;: &quot;Mark&quot;, &quot;given&quot;: &quot;Roger G.&quot;}], &quot;container-title&quot;: &quot;Scientific Data&quot;, &quot;issued&quot;: {&quot;date-parts&quot;: [[&quot;2016&quot;, &quot;5&quot;, &quot;24&quot;]]}, &quot;ISSN&quot;: &quot;2052-4463&quot;, &quot;type&quot;: &quot;article-journal&quot;, &quot;PMID&quot;: &quot;27219127&quot;, &quot;DOI&quot;: &quot;10.1038/sdata.2016.35&quot;, &quot;title&quot;: &quot;MIMIC-III, a freely accessible critical care database&quot;, &quot;volume&quot;: &quot;3&quot;, &quot;page&quot;: &quot;160035&quot;, &quot;id&quot;: &quot;ITEM-1&quot;}, &quot;id&quot;: &quot;ITEM-1&quot;, &quot;uris&quot;: [&quot;http://www.mendeley.com/documents/?uuid=72b145ea-e850-32cc-a4b4-385b756d9d0b&quot;]}], &quot;mendeley&quot;: {&quot;formattedCitation&quot;: &quot;[4]&quot;, &quot;previouslyFormattedCitation&quot;: &quot;[23]&quot;, &quot;plainTextFormattedCitation&quot;: &quot;[4]&quot;}, &quot;properties&quot;: {&quot;noteIndex&quot;: 0}, &quot;schema&quot;: &quot;https://github.com/citation-style-language/schema/raw/master/csl-citation.json&quot;} RNDlbIF6vmzAT"/>⁠, <text:span text:style-name="T22">from which we selected patients who were admitted to medical or surgical intensive care since this approximates the patient type in GICU. We restricted our analysis to the ‘Metavision’ subset of MIMIC-III, since the labelling of the variables required to evaluate the NLD criteria was found to be more consistent in this portion of the database. Furthermore, we selected </text:span><text:soft-page-break/><text:span text:style-name="T22">only the first intensive care stay of any given hospital admission, and only those stays for which there was a recorded </text:span><text:span text:style-name="T19">callout </text:span><text:span text:style-name="T23">(ready-for-discharge) time. </text:span><text:span text:style-name="T24">Following these criteria we arrived at a subset of</text:span><text:span text:style-name="T22"> 10658 patients from MIMIC-III, forming the cohort we refer to hereafter as </text:span><text:span text:style-name="T19">MIMIC</text:span><text:span text:style-name="T22">.</text:span></text:p>
      <text:p text:style-name="P2"/>
      <text:p text:style-name="P2">The use of two cohorts was motivated by two concerns. Firstly, by <text:span text:style-name="T25">including</text:span> the MIMIC cohort, <text:span text:style-name="T25">we significantly </text:span>increas<text:span text:style-name="T25">ed</text:span> the volume of data available for training classifier algorithms. Secondly, the use of two cohorts allowed us to study the generalisation of our results between different patient populations under different healthcare systems.</text:p>
      <text:p text:style-name="P2"/>
      <text:p text:style-name="P7">Readiness-for-discharge</text:p>
      <text:p text:style-name="P7"/>
      <text:p text:style-name="P2">The key to testing and improving on <text:span text:style-name="T26">the </text:span>discharge criteria was to be able to identify, from the historical data, patients that were ready-for-discharge (RFD) and not-ready-for-discharge (NRFD). <text:span text:style-name="T27">Whereas previous models have looked to predict the occurrence of adverse events following ICU discharge</text:span><text:reference-mark-start text:name="ADDIN CSL_CITATION {&quot;citationItems&quot;: [{&quot;itemData&quot;: {&quot;abstract&quot;: &quot;INTRODUCTION Early discharge from the ICU is desirable because it shortens time in the ICU and reduces care costs, but can also increase the likelihood of ICU readmission and post-discharge unanticipated death if patients are discharged before they are stable. We postulated that, using eICU\u00ae Research Institute (eRI) data from &gt;400 ICUs, we could develop robust models predictive of post-discharge death and readmission that may be incorporated into future clinical information systems (CIS) to assist ICU discharge planning. METHODS Retrospective, multi-center, exploratory cohort study of ICU survivors within the eRI database between 1/1/2007 and 3/31/2011. EXCLUSION CRITERIA DNR or care limitations at ICU discharge and discharge to location external to hospital. Patients were randomized (2\u22361) to development and validation cohorts. Multivariable logistic regression was performed on a broad range of variables including: patient demographics, ICU admission diagnosis, admission severity of illness, laboratory values and physiologic variables present during the last 24 hours of the ICU stay. Multiple imputation was used to address missing data. The primary outcomes were the area under the receiver operator characteristic curves (auROC) in the validation cohorts for the models predicting readmission and death within 48 hours of ICU discharge. RESULTS 469,976 and 234,987 patients representing 219 hospitals were in the development and validation cohorts. Early ICU readmission and death was experienced by 2.54% and 0.92% of all patients, respectively. The relationship between predictors and outcomes (death vs readmission) differed, justifying the need for separate models. The models for early readmission and death produced auROCs of 0.71 and 0.92, respectively. Both models calibrated well across risk groups. CONCLUSIONS Our models for death and readmission after ICU discharge showed good to excellent discrimination and good calibration. Although prospective validation is warranted, we speculate that these models may have value in assisting clinicians with ICU discharge planning.&quot;, &quot;author&quot;: [{&quot;parse-names&quot;: false, &quot;suffix&quot;: &quot;&quot;, &quot;dropping-particle&quot;: &quot;&quot;, &quot;non-dropping-particle&quot;: &quot;&quot;, &quot;family&quot;: &quot;Badawi&quot;, &quot;given&quot;: &quot;Omar&quot;}, {&quot;parse-names&quot;: false, &quot;suffix&quot;: &quot;&quot;, &quot;dropping-particle&quot;: &quot;&quot;, &quot;non-dropping-particle&quot;: &quot;&quot;, &quot;family&quot;: &quot;Breslow&quot;, &quot;given&quot;: &quot;Michael J.&quot;}], &quot;container-title&quot;: &quot;PLoS ONE&quot;, &quot;issued&quot;: {&quot;date-parts&quot;: [[&quot;2012&quot;]]}, &quot;PMID&quot;: &quot;23144958&quot;, &quot;type&quot;: &quot;article-journal&quot;, &quot;ISBN&quot;: &quot;1932-6203 (Electronic)\\r1932-6203 (Linking)&quot;, &quot;DOI&quot;: &quot;10.1371/journal.pone.0048758&quot;, &quot;ISSN&quot;: &quot;19326203&quot;, &quot;id&quot;: &quot;ITEM-1&quot;, &quot;title&quot;: &quot;Readmissions and Death after ICU Discharge: Development and Validation of Two Predictive Models&quot;}, &quot;id&quot;: &quot;ITEM-1&quot;, &quot;uris&quot;: [&quot;http://www.mendeley.com/documents/?uuid=ba376cbf-bd56-3aa7-8175-75c1ea31f0e8&quot;]}, {&quot;itemData&quot;: {&quot;abstract&quot;: &quot;OBJECTIVES: Unplanned readmissions to the intensive care unit (ICU) are highly undesirable, increasing variance in care, making resource planning difficult and potentially increasing length of stay and mortality in some settings. Identifying patients who are likely to suffer unplanned ICU readmission could reduce the frequency of this adverse event., SETTING: A single academic, tertiary care hospital in the UK., PARTICIPANTS: A set of 3326 ICU episodes collected between October 2014 and August 2016. All records were of patients who visited an ICU at some point during their stay. We excluded patients who were &lt;=16 years of age; visited ICUs other than the general and neurosciences ICU; were missing crucial electronic patient record measurements; or had indeterminate ICU discharge outcomes or very early or extremely late discharge times. After exclusion, 2018 outcome-labelled episodes remained., PRIMARY AND SECONDARY OUTCOME MEASURES: Area under the receiver operating characteristic curve (AUROC) for prediction of unplanned ICU readmission or in-hospital death within 48hours of first ICU discharge., RESULTS: In 10-fold cross-validation, an ensemble predictor was trained on data from both the target hospital and the Medical Information Mart for Intensive Care (MIMIC-III) database and tested on the target hospital's data. This predictor discriminated between patients with the unplanned ICU readmission or death outcome and those without this outcome, attaining mean AUROC of 0.7095 (SE 0.0260), superior to the purpose-built Stability and Workload Index for Transfer (SWIFT) score (AUROC=0.6082, SE 0.0249; p=0.014, pairwise t-test)., CONCLUSIONS: Despite the inherent difficulties, we demonstrate that a novel machine learning algorithm based on transfer learning could achieve good discrimination, over and above that of the treating clinicians or the value added by the SWIFT score. Accurate prediction of unplanned readmission could be used to target resources more efficiently.Copyright \u00a9 Article author(s) (or their employer(s) unless otherwise stated in the text of the article) 2017. All rights reserved. No commercial use is permitted unless otherwise expressly granted.&quot;, &quot;author&quot;: [{&quot;parse-names&quot;: false, &quot;suffix&quot;: &quot;&quot;, &quot;dropping-particle&quot;: &quot;&quot;, &quot;non-dropping-particle&quot;: &quot;&quot;, &quot;family&quot;: &quot;Desautels&quot;, &quot;given&quot;: &quot;Thomas&quot;}, {&quot;parse-names&quot;: false, &quot;suffix&quot;: &quot;&quot;, &quot;dropping-particle&quot;: &quot;&quot;, &quot;non-dropping-particle&quot;: &quot;&quot;, &quot;family&quot;: &quot;Das&quot;, &quot;given&quot;: &quot;Ritankar&quot;}, {&quot;parse-names&quot;: false, &quot;suffix&quot;: &quot;&quot;, &quot;dropping-particle&quot;: &quot;&quot;, &quot;non-dropping-particle&quot;: &quot;&quot;, &quot;family&quot;: &quot;Calvert&quot;, &quot;given&quot;: &quot;Jacob&quot;}, {&quot;parse-names&quot;: false, &quot;suffix&quot;: &quot;&quot;, &quot;dropping-particle&quot;: &quot;&quot;, &quot;non-dropping-particle&quot;: &quot;&quot;, &quot;family&quot;: &quot;Trivedi&quot;, &quot;given&quot;: &quot;Monica&quot;}, {&quot;parse-names&quot;: false, &quot;suffix&quot;: &quot;&quot;, &quot;dropping-particle&quot;: &quot;&quot;, &quot;non-dropping-particle&quot;: &quot;&quot;, &quot;family&quot;: &quot;Summers&quot;, &quot;given&quot;: &quot;Charlotte&quot;}, {&quot;parse-names&quot;: false, &quot;suffix&quot;: &quot;&quot;, &quot;dropping-particle&quot;: &quot;&quot;, &quot;non-dropping-particle&quot;: &quot;&quot;, &quot;family&quot;: &quot;Wales&quot;, &quot;given&quot;: &quot;David J.&quot;}, {&quot;parse-names&quot;: false, &quot;suffix&quot;: &quot;&quot;, &quot;dropping-particle&quot;: &quot;&quot;, &quot;non-dropping-particle&quot;: &quot;&quot;, &quot;family&quot;: &quot;Ercole&quot;, &quot;given&quot;: &quot;Ari&quot;}], &quot;container-title&quot;: &quot;BMJ Open&quot;, &quot;issued&quot;: {&quot;date-parts&quot;: [[&quot;2017&quot;]]}, &quot;ISSN&quot;: &quot;20446055&quot;, &quot;type&quot;: &quot;article-journal&quot;, &quot;PMID&quot;: &quot;28918412&quot;, &quot;DOI&quot;: &quot;10.1136/bmjopen-2017-017199&quot;, &quot;id&quot;: &quot;ITEM-2&quot;, &quot;title&quot;: &quot;Prediction of early unplanned intensive care unit readmission in a UK tertiary care hospital: A cross-sectional machine learning approach&quot;}, &quot;id&quot;: &quot;ITEM-2&quot;, &quot;uris&quot;: [&quot;http://www.mendeley.com/documents/?uuid=7f5e5ef1-6dee-33b4-b3ba-d051f9cbbc0f&quot;]}], &quot;mendeley&quot;: {&quot;formattedCitation&quot;: &quot;[5,6]&quot;, &quot;previouslyFormattedCitation&quot;: &quot;[12,15]&quot;, &quot;plainTextFormattedCitation&quot;: &quot;[5,6]&quot;}, &quot;properties&quot;: {&quot;noteIndex&quot;: 0}, &quot;schema&quot;: &quot;https://github.com/citation-style-language/schema/raw/master/csl-citation.json&quot;} RNDoYcdqGGqSo"/><text:span text:style-name="T3">[5,6]</text:span><text:reference-mark-end text:name="ADDIN CSL_CITATION {&quot;citationItems&quot;: [{&quot;itemData&quot;: {&quot;abstract&quot;: &quot;INTRODUCTION Early discharge from the ICU is desirable because it shortens time in the ICU and reduces care costs, but can also increase the likelihood of ICU readmission and post-discharge unanticipated death if patients are discharged before they are stable. We postulated that, using eICU\u00ae Research Institute (eRI) data from &gt;400 ICUs, we could develop robust models predictive of post-discharge death and readmission that may be incorporated into future clinical information systems (CIS) to assist ICU discharge planning. METHODS Retrospective, multi-center, exploratory cohort study of ICU survivors within the eRI database between 1/1/2007 and 3/31/2011. EXCLUSION CRITERIA DNR or care limitations at ICU discharge and discharge to location external to hospital. Patients were randomized (2\u22361) to development and validation cohorts. Multivariable logistic regression was performed on a broad range of variables including: patient demographics, ICU admission diagnosis, admission severity of illness, laboratory values and physiologic variables present during the last 24 hours of the ICU stay. Multiple imputation was used to address missing data. The primary outcomes were the area under the receiver operator characteristic curves (auROC) in the validation cohorts for the models predicting readmission and death within 48 hours of ICU discharge. RESULTS 469,976 and 234,987 patients representing 219 hospitals were in the development and validation cohorts. Early ICU readmission and death was experienced by 2.54% and 0.92% of all patients, respectively. The relationship between predictors and outcomes (death vs readmission) differed, justifying the need for separate models. The models for early readmission and death produced auROCs of 0.71 and 0.92, respectively. Both models calibrated well across risk groups. CONCLUSIONS Our models for death and readmission after ICU discharge showed good to excellent discrimination and good calibration. Although prospective validation is warranted, we speculate that these models may have value in assisting clinicians with ICU discharge planning.&quot;, &quot;author&quot;: [{&quot;parse-names&quot;: false, &quot;suffix&quot;: &quot;&quot;, &quot;dropping-particle&quot;: &quot;&quot;, &quot;non-dropping-particle&quot;: &quot;&quot;, &quot;family&quot;: &quot;Badawi&quot;, &quot;given&quot;: &quot;Omar&quot;}, {&quot;parse-names&quot;: false, &quot;suffix&quot;: &quot;&quot;, &quot;dropping-particle&quot;: &quot;&quot;, &quot;non-dropping-particle&quot;: &quot;&quot;, &quot;family&quot;: &quot;Breslow&quot;, &quot;given&quot;: &quot;Michael J.&quot;}], &quot;container-title&quot;: &quot;PLoS ONE&quot;, &quot;issued&quot;: {&quot;date-parts&quot;: [[&quot;2012&quot;]]}, &quot;PMID&quot;: &quot;23144958&quot;, &quot;type&quot;: &quot;article-journal&quot;, &quot;ISBN&quot;: &quot;1932-6203 (Electronic)\\r1932-6203 (Linking)&quot;, &quot;DOI&quot;: &quot;10.1371/journal.pone.0048758&quot;, &quot;ISSN&quot;: &quot;19326203&quot;, &quot;id&quot;: &quot;ITEM-1&quot;, &quot;title&quot;: &quot;Readmissions and Death after ICU Discharge: Development and Validation of Two Predictive Models&quot;}, &quot;id&quot;: &quot;ITEM-1&quot;, &quot;uris&quot;: [&quot;http://www.mendeley.com/documents/?uuid=ba376cbf-bd56-3aa7-8175-75c1ea31f0e8&quot;]}, {&quot;itemData&quot;: {&quot;abstract&quot;: &quot;OBJECTIVES: Unplanned readmissions to the intensive care unit (ICU) are highly undesirable, increasing variance in care, making resource planning difficult and potentially increasing length of stay and mortality in some settings. Identifying patients who are likely to suffer unplanned ICU readmission could reduce the frequency of this adverse event., SETTING: A single academic, tertiary care hospital in the UK., PARTICIPANTS: A set of 3326 ICU episodes collected between October 2014 and August 2016. All records were of patients who visited an ICU at some point during their stay. We excluded patients who were &lt;=16 years of age; visited ICUs other than the general and neurosciences ICU; were missing crucial electronic patient record measurements; or had indeterminate ICU discharge outcomes or very early or extremely late discharge times. After exclusion, 2018 outcome-labelled episodes remained., PRIMARY AND SECONDARY OUTCOME MEASURES: Area under the receiver operating characteristic curve (AUROC) for prediction of unplanned ICU readmission or in-hospital death within 48hours of first ICU discharge., RESULTS: In 10-fold cross-validation, an ensemble predictor was trained on data from both the target hospital and the Medical Information Mart for Intensive Care (MIMIC-III) database and tested on the target hospital's data. This predictor discriminated between patients with the unplanned ICU readmission or death outcome and those without this outcome, attaining mean AUROC of 0.7095 (SE 0.0260), superior to the purpose-built Stability and Workload Index for Transfer (SWIFT) score (AUROC=0.6082, SE 0.0249; p=0.014, pairwise t-test)., CONCLUSIONS: Despite the inherent difficulties, we demonstrate that a novel machine learning algorithm based on transfer learning could achieve good discrimination, over and above that of the treating clinicians or the value added by the SWIFT score. Accurate prediction of unplanned readmission could be used to target resources more efficiently.Copyright \u00a9 Article author(s) (or their employer(s) unless otherwise stated in the text of the article) 2017. All rights reserved. No commercial use is permitted unless otherwise expressly granted.&quot;, &quot;author&quot;: [{&quot;parse-names&quot;: false, &quot;suffix&quot;: &quot;&quot;, &quot;dropping-particle&quot;: &quot;&quot;, &quot;non-dropping-particle&quot;: &quot;&quot;, &quot;family&quot;: &quot;Desautels&quot;, &quot;given&quot;: &quot;Thomas&quot;}, {&quot;parse-names&quot;: false, &quot;suffix&quot;: &quot;&quot;, &quot;dropping-particle&quot;: &quot;&quot;, &quot;non-dropping-particle&quot;: &quot;&quot;, &quot;family&quot;: &quot;Das&quot;, &quot;given&quot;: &quot;Ritankar&quot;}, {&quot;parse-names&quot;: false, &quot;suffix&quot;: &quot;&quot;, &quot;dropping-particle&quot;: &quot;&quot;, &quot;non-dropping-particle&quot;: &quot;&quot;, &quot;family&quot;: &quot;Calvert&quot;, &quot;given&quot;: &quot;Jacob&quot;}, {&quot;parse-names&quot;: false, &quot;suffix&quot;: &quot;&quot;, &quot;dropping-particle&quot;: &quot;&quot;, &quot;non-dropping-particle&quot;: &quot;&quot;, &quot;family&quot;: &quot;Trivedi&quot;, &quot;given&quot;: &quot;Monica&quot;}, {&quot;parse-names&quot;: false, &quot;suffix&quot;: &quot;&quot;, &quot;dropping-particle&quot;: &quot;&quot;, &quot;non-dropping-particle&quot;: &quot;&quot;, &quot;family&quot;: &quot;Summers&quot;, &quot;given&quot;: &quot;Charlotte&quot;}, {&quot;parse-names&quot;: false, &quot;suffix&quot;: &quot;&quot;, &quot;dropping-particle&quot;: &quot;&quot;, &quot;non-dropping-particle&quot;: &quot;&quot;, &quot;family&quot;: &quot;Wales&quot;, &quot;given&quot;: &quot;David J.&quot;}, {&quot;parse-names&quot;: false, &quot;suffix&quot;: &quot;&quot;, &quot;dropping-particle&quot;: &quot;&quot;, &quot;non-dropping-particle&quot;: &quot;&quot;, &quot;family&quot;: &quot;Ercole&quot;, &quot;given&quot;: &quot;Ari&quot;}], &quot;container-title&quot;: &quot;BMJ Open&quot;, &quot;issued&quot;: {&quot;date-parts&quot;: [[&quot;2017&quot;]]}, &quot;ISSN&quot;: &quot;20446055&quot;, &quot;type&quot;: &quot;article-journal&quot;, &quot;PMID&quot;: &quot;28918412&quot;, &quot;DOI&quot;: &quot;10.1136/bmjopen-2017-017199&quot;, &quot;id&quot;: &quot;ITEM-2&quot;, &quot;title&quot;: &quot;Prediction of early unplanned intensive care unit readmission in a UK tertiary care hospital: A cross-sectional machine learning approach&quot;}, &quot;id&quot;: &quot;ITEM-2&quot;, &quot;uris&quot;: [&quot;http://www.mendeley.com/documents/?uuid=7f5e5ef1-6dee-33b4-b3ba-d051f9cbbc0f&quot;]}], &quot;mendeley&quot;: {&quot;formattedCitation&quot;: &quot;[5,6]&quot;, &quot;previouslyFormattedCitation&quot;: &quot;[12,15]&quot;, &quot;plainTextFormattedCitation&quot;: &quot;[5,6]&quot;}, &quot;properties&quot;: {&quot;noteIndex&quot;: 0}, &quot;schema&quot;: &quot;https://github.com/citation-style-language/schema/raw/master/csl-citation.json&quot;} RNDoYcdqGGqSo"/><text:span text:style-name="T27">⁠, we wanted to learn to classify those patients that appear physiologically fit for discharge. These are subtly different tasks. The former requires the identification of patients at risk of negative outcomes from those who have already been declared fit for discharge, while the later looks to identify, from a sample of ICU patients, those patients that are no longer in need of critical care. Clearly the later is an easier task. In order to train a classifier for this task it was necessary to define instances of the positive (RFD) and negative classes (NRFD). Both</text:span> datasets <text:span text:style-name="T28">(GICU and MIMIC)</text:span> contain a callout for each patient, which marks the time at which <text:span text:style-name="T50">they were </text:span>declared clinically ready to leave the intensive care unit. <text:span text:style-name="T28">A patient was defined as RFD at their time of callout, provided they had a positive outcome after leaving ICU. Conversely, patients with a negative outcome were defined as NRFD at their time of callout. </text:span>A positive outcome was defined as the patient leaving hospital alive without readmission to ICU. A negative outcome was defined as either readmission to ICU during the same hospital admission, or in-hospital mortality after discharge from ICU. <text:span text:style-name="T29">Potential issues with these definitions are addressed in the discussion.</text:span></text:p>
      <text:p text:style-name="P2"/>
      <text:p text:style-name="P2">Given the low rates of negative outcome following callout in both MIMIC and GICU (<text:span text:style-name="T30">see table 2</text:span>), we generated further instances of the negative class, in order to balance the class sizes. <text:span text:style-name="T32">Conceptually this is equivalent to providing more instances for the classifier to learn the physiological characteristics of patients requiring ongoing critical care.</text:span> To do this we sampled patients at between three and eight days prior to their callout, under the assumption that patients were not-ready-for-discharge at this point in time, regardless of their eventual outcome state (positive or negative). <text:span text:style-name="T33">Patients within the first 24 hours of their ICU stay were omitted from this sample. </text:span>Full details of th<text:span text:style-name="T34">e sampling</text:span> procedure are given in<text:span text:style-name="T30"> </text:span><text:span text:style-name="T31">section B of the online supplementary file.</text:span></text:p>
      <text:p text:style-name="P2"/>
      <table:table table:name="Table2" table:style-name="Table2">
        <table:table-column table:style-name="Table2.A" table:number-columns-repeated="5"/>
        <table:table-column table:style-name="Table2.F"/>
        <table:table-row>
          <table:table-cell table:style-name="Table2.A1" office:value-type="string">
            <text:p text:style-name="P17"/>
          </table:table-cell>
          <table:table-cell table:style-name="Table2.A1" office:value-type="string">
            <text:p text:style-name="P16">patients</text:p>
          </table:table-cell>
          <table:table-cell table:style-name="Table2.A1" office:value-type="string">
            <text:p text:style-name="P16">mortality</text:p>
          </table:table-cell>
          <table:table-cell table:style-name="Table2.A1" office:value-type="string">
            <text:p text:style-name="P16">readmission</text:p>
          </table:table-cell>
          <table:table-cell table:style-name="Table2.A1" office:value-type="string">
            <text:p text:style-name="P16">negative outcomes</text:p>
          </table:table-cell>
          <table:table-cell table:style-name="Table2.A1" office:value-type="string">
            <text:p text:style-name="P16">mean(LOS)</text:p>
          </table:table-cell>
        </table:table-row>
        <table:table-row>
          <table:table-cell table:style-name="Table2.A2" office:value-type="string">
            <text:p text:style-name="P16">MIMIC</text:p>
          </table:table-cell>
          <table:table-cell table:style-name="Table2.A2" office:value-type="string">
            <text:p text:style-name="P16">10658</text:p>
          </table:table-cell>
          <table:table-cell table:style-name="Table2.A2" office:value-type="string">
            <text:p text:style-name="P16">0.048</text:p>
          </table:table-cell>
          <table:table-cell table:style-name="Table2.A2" office:value-type="string">
            <text:p text:style-name="P16">0.063</text:p>
          </table:table-cell>
          <table:table-cell table:style-name="Table2.A2" office:value-type="string">
            <text:p text:style-name="P16">0.095</text:p>
          </table:table-cell>
          <table:table-cell table:style-name="Table2.A2" office:value-type="string">
            <text:p text:style-name="P16">3.02</text:p>
          </table:table-cell>
        </table:table-row>
        <table:table-row>
          <table:table-cell table:style-name="Table2.A2" office:value-type="string">
            <text:p text:style-name="P16">GICU</text:p>
          </table:table-cell>
          <table:table-cell table:style-name="Table2.A2" office:value-type="string">
            <text:p text:style-name="P16">1933</text:p>
          </table:table-cell>
          <table:table-cell table:style-name="Table2.A2" office:value-type="string">
            <text:p text:style-name="P16">0.038</text:p>
          </table:table-cell>
          <table:table-cell table:style-name="Table2.A2" office:value-type="string">
            <text:p text:style-name="P16">0.031</text:p>
          </table:table-cell>
          <table:table-cell table:style-name="Table2.A2" office:value-type="string">
            <text:p text:style-name="P16">0.062</text:p>
          </table:table-cell>
          <table:table-cell table:style-name="Table2.A2" office:value-type="string">
            <text:p text:style-name="P16">4.92</text:p>
          </table:table-cell>
        </table:table-row>
      </table:table>
      <text:p text:style-name="P18">Table <text:sequence text:ref-name="refTable1" text:name="Table" text:formula="ooow:Table+1" style:num-format="1">2</text:sequence>: Summary of the two study cohorts: MIMIC and GICU. Negative outcome after discharge is defined as either readmission to ICU or patient mortality during the same hospital admission (not mutually exclusive). Length of stay(LOS) given in days. </text:p>
      <text:p text:style-name="P2"/>
      <text:p text:style-name="P7">Feature extraction</text:p>
      <text:p text:style-name="P7"/>
      <text:p text:style-name="P8">We used the same feature set to evaluate the NLD criteria and to train machine learning classifiers. <text:span text:style-name="T35">We constructed either one or two features corresponding to each of the NLD criteria, </text:span><text:soft-page-break/><text:span text:style-name="T35">depending on the criteria in question and on data availability. For example, the features ‘resp min’ and ‘resp max’ were used to test the criterion R4, whereas the single feature ‘bun’ was used to test B4. </text:span><text:span text:style-name="T36">Where possible the feature values were calculated from a four hour sample window, as specified by the original NLD criteria. </text:span><text:span text:style-name="T37">In the cases where no data was available during the four hour window, an extended 36 hour window was used. This </text:span><text:span text:style-name="T38">extended window</text:span><text:span text:style-name="T37"> was mainly </text:span><text:span text:style-name="T39">relevant for</text:span><text:span text:style-name="T38"> </text:span><text:span text:style-name="T37">infrequently measured laboratory test results </text:span><text:span text:style-name="T40">(see table </text:span><text:span text:style-name="T41">1</text:span><text:span text:style-name="T40"> in </text:span><text:span text:style-name="T42">section C of the online supplementary file</text:span><text:span text:style-name="T40">)</text:span><text:span text:style-name="T37">. </text:span><text:span text:style-name="T35">Full details </text:span><text:span text:style-name="T39">and justification</text:span><text:span text:style-name="T35"> of the feature extraction procedure are provided in </text:span><text:span text:style-name="T42">section C of the online supplementary file</text:span><text:span text:style-name="T35">, and the resulting 18 features are listed in the first column of </text:span><text:span text:style-name="T40">table </text:span><text:span text:style-name="T41">3</text:span><text:span text:style-name="T35">. </text:span></text:p>
      <text:p text:style-name="P2"/>
      <text:p text:style-name="P2"><text:span text:style-name="T43">To produce the results presented in the main text, missing feature values were imputed using </text:span>k-nearest neighbour imputation<text:reference-mark-start text:name="ADDIN CSL_CITATION {&quot;citationItems&quot;: [{&quot;itemData&quot;: {&quot;abstract&quot;: &quot;One relevant problem in data quality is missing data. Despite the frequent occurrence and the relevance of the missing data problem, many machine learning algorithms handle missing data in a rather naive way. However, missing data treatment should be carefully treated, otherwise bias might be introduced into the knowledge induced. In this work, we analyze the use of the k-nearest neighbor as an imputation method. Imputation is a term that denotes a procedure that replaces the missing values in a data set with some plausible values. One advantage of this approach is that the missing data treatment is independent of the learning algorithm used. This allows the user to select the most suitable imputation method for each situation. Our analysis indicates that missing data imputation based on the k-nearest neighbor algorithm can outperform the internal methods used by C4.5 and CN2 to treat missing data, and can also outperform the mean or mode imputation method, which is a method broadly used to treat missing ...&quot;, &quot;author&quot;: [{&quot;parse-names&quot;: false, &quot;suffix&quot;: &quot;&quot;, &quot;dropping-particle&quot;: &quot;&quot;, &quot;non-dropping-particle&quot;: &quot;&quot;, &quot;family&quot;: &quot;Batista&quot;, &quot;given&quot;: &quot;Gustavo E. A. P. A.&quot;}, {&quot;parse-names&quot;: false, &quot;suffix&quot;: &quot;&quot;, &quot;dropping-particle&quot;: &quot;&quot;, &quot;non-dropping-particle&quot;: &quot;&quot;, &quot;family&quot;: &quot;Monard&quot;, &quot;given&quot;: &quot;Maria Carolina&quot;}], &quot;container-title&quot;: &quot;Applied Artificial Intelligence&quot;, &quot;issued&quot;: {&quot;date-parts&quot;: [[&quot;2003&quot;, &quot;5&quot;]]}, &quot;ISSN&quot;: &quot;0883-9514&quot;, &quot;type&quot;: &quot;article-journal&quot;, &quot;DOI&quot;: &quot;10.1080/713827181&quot;, &quot;title&quot;: &quot;An analysis of four missing data treatment methods for supervised learning&quot;, &quot;issue&quot;: &quot;5-6&quot;, &quot;volume&quot;: &quot;17&quot;, &quot;page&quot;: &quot;519-533&quot;, &quot;id&quot;: &quot;ITEM-1&quot;, &quot;publisher&quot;: &quot; Taylor &amp; Francis Group &quot;}, &quot;id&quot;: &quot;ITEM-1&quot;, &quot;uris&quot;: [&quot;http://www.mendeley.com/documents/?uuid=f9912226-da4f-31e1-8f2d-2afaff380514&quot;]}], &quot;mendeley&quot;: {&quot;formattedCitation&quot;: &quot;[7]&quot;, &quot;previouslyFormattedCitation&quot;: &quot;[26]&quot;, &quot;plainTextFormattedCitation&quot;: &quot;[7]&quot;}, &quot;properties&quot;: {&quot;noteIndex&quot;: 0}, &quot;schema&quot;: &quot;https://github.com/citation-style-language/schema/raw/master/csl-citation.json&quot;} RNDA3lsx3rOwy"/><text:span text:style-name="T1">[7]</text:span><text:reference-mark-end text:name="ADDIN CSL_CITATION {&quot;citationItems&quot;: [{&quot;itemData&quot;: {&quot;abstract&quot;: &quot;One relevant problem in data quality is missing data. Despite the frequent occurrence and the relevance of the missing data problem, many machine learning algorithms handle missing data in a rather naive way. However, missing data treatment should be carefully treated, otherwise bias might be introduced into the knowledge induced. In this work, we analyze the use of the k-nearest neighbor as an imputation method. Imputation is a term that denotes a procedure that replaces the missing values in a data set with some plausible values. One advantage of this approach is that the missing data treatment is independent of the learning algorithm used. This allows the user to select the most suitable imputation method for each situation. Our analysis indicates that missing data imputation based on the k-nearest neighbor algorithm can outperform the internal methods used by C4.5 and CN2 to treat missing data, and can also outperform the mean or mode imputation method, which is a method broadly used to treat missing ...&quot;, &quot;author&quot;: [{&quot;parse-names&quot;: false, &quot;suffix&quot;: &quot;&quot;, &quot;dropping-particle&quot;: &quot;&quot;, &quot;non-dropping-particle&quot;: &quot;&quot;, &quot;family&quot;: &quot;Batista&quot;, &quot;given&quot;: &quot;Gustavo E. A. P. A.&quot;}, {&quot;parse-names&quot;: false, &quot;suffix&quot;: &quot;&quot;, &quot;dropping-particle&quot;: &quot;&quot;, &quot;non-dropping-particle&quot;: &quot;&quot;, &quot;family&quot;: &quot;Monard&quot;, &quot;given&quot;: &quot;Maria Carolina&quot;}], &quot;container-title&quot;: &quot;Applied Artificial Intelligence&quot;, &quot;issued&quot;: {&quot;date-parts&quot;: [[&quot;2003&quot;, &quot;5&quot;]]}, &quot;ISSN&quot;: &quot;0883-9514&quot;, &quot;type&quot;: &quot;article-journal&quot;, &quot;DOI&quot;: &quot;10.1080/713827181&quot;, &quot;title&quot;: &quot;An analysis of four missing data treatment methods for supervised learning&quot;, &quot;issue&quot;: &quot;5-6&quot;, &quot;volume&quot;: &quot;17&quot;, &quot;page&quot;: &quot;519-533&quot;, &quot;id&quot;: &quot;ITEM-1&quot;, &quot;publisher&quot;: &quot; Taylor &amp; Francis Group &quot;}, &quot;id&quot;: &quot;ITEM-1&quot;, &quot;uris&quot;: [&quot;http://www.mendeley.com/documents/?uuid=f9912226-da4f-31e1-8f2d-2afaff380514&quot;]}], &quot;mendeley&quot;: {&quot;formattedCitation&quot;: &quot;[7]&quot;, &quot;previouslyFormattedCitation&quot;: &quot;[26]&quot;, &quot;plainTextFormattedCitation&quot;: &quot;[7]&quot;}, &quot;properties&quot;: {&quot;noteIndex&quot;: 0}, &quot;schema&quot;: &quot;https://github.com/citation-style-language/schema/raw/master/csl-citation.json&quot;} RNDA3lsx3rOwy"/>⁠<text:span text:style-name="T1">. </text:span><text:span text:style-name="T4">Full details of the imputation procedure are given in section D of the online supplementary file, along with a complete case analysis that addresses the sensitivity of our results to the missing values. </text:span>When training and testing the machine learning classifiers, features were standardised by subtracting the mean and dividing by the standard deviation. The feature matrices are visualised in <text:span text:style-name="T30">figure 1 </text:span>using the t-SNE algorithm<text:reference-mark-start text:name="ADDIN CSL_CITATION {&quot;citationItems&quot;: [{&quot;itemData&quot;: {&quot;issue&quot;: &quot;Nov&quot;, &quot;container-title&quot;: &quot;Journal of Machine Learning Research&quot;, &quot;issued&quot;: {&quot;date-parts&quot;: [[&quot;2008&quot;]]}, &quot;volume&quot;: &quot;9&quot;, &quot;author&quot;: [{&quot;parse-names&quot;: false, &quot;suffix&quot;: &quot;&quot;, &quot;dropping-particle&quot;: &quot;van der&quot;, &quot;non-dropping-particle&quot;: &quot;&quot;, &quot;family&quot;: &quot;Maaten&quot;, &quot;given&quot;: &quot;Laurens&quot;}, {&quot;parse-names&quot;: false, &quot;suffix&quot;: &quot;&quot;, &quot;dropping-particle&quot;: &quot;&quot;, &quot;non-dropping-particle&quot;: &quot;&quot;, &quot;family&quot;: &quot;Hinton&quot;, &quot;given&quot;: &quot;Geoffrey&quot;}], &quot;type&quot;: &quot;article-journal&quot;, &quot;id&quot;: &quot;ITEM-1&quot;, &quot;ISSN&quot;: &quot;ISSN 1533-7928&quot;, &quot;page&quot;: &quot;2579-2605&quot;, &quot;title&quot;: &quot;Visualizing Data using t-SNE&quot;}, &quot;id&quot;: &quot;ITEM-1&quot;, &quot;uris&quot;: [&quot;http://www.mendeley.com/documents/?uuid=b5c68728-7ad2-3823-a57a-44c3143b26b4&quot;]}], &quot;mendeley&quot;: {&quot;formattedCitation&quot;: &quot;[8]&quot;, &quot;previouslyFormattedCitation&quot;: &quot;[27]&quot;, &quot;plainTextFormattedCitation&quot;: &quot;[8]&quot;}, &quot;properties&quot;: {&quot;noteIndex&quot;: 0}, &quot;schema&quot;: &quot;https://github.com/citation-style-language/schema/raw/master/csl-citation.json&quot;} RNDbpaBugJrAS"/><text:span text:style-name="T1">[8]</text:span><text:reference-mark-end text:name="ADDIN CSL_CITATION {&quot;citationItems&quot;: [{&quot;itemData&quot;: {&quot;issue&quot;: &quot;Nov&quot;, &quot;container-title&quot;: &quot;Journal of Machine Learning Research&quot;, &quot;issued&quot;: {&quot;date-parts&quot;: [[&quot;2008&quot;]]}, &quot;volume&quot;: &quot;9&quot;, &quot;author&quot;: [{&quot;parse-names&quot;: false, &quot;suffix&quot;: &quot;&quot;, &quot;dropping-particle&quot;: &quot;van der&quot;, &quot;non-dropping-particle&quot;: &quot;&quot;, &quot;family&quot;: &quot;Maaten&quot;, &quot;given&quot;: &quot;Laurens&quot;}, {&quot;parse-names&quot;: false, &quot;suffix&quot;: &quot;&quot;, &quot;dropping-particle&quot;: &quot;&quot;, &quot;non-dropping-particle&quot;: &quot;&quot;, &quot;family&quot;: &quot;Hinton&quot;, &quot;given&quot;: &quot;Geoffrey&quot;}], &quot;type&quot;: &quot;article-journal&quot;, &quot;id&quot;: &quot;ITEM-1&quot;, &quot;ISSN&quot;: &quot;ISSN 1533-7928&quot;, &quot;page&quot;: &quot;2579-2605&quot;, &quot;title&quot;: &quot;Visualizing Data using t-SNE&quot;}, &quot;id&quot;: &quot;ITEM-1&quot;, &quot;uris&quot;: [&quot;http://www.mendeley.com/documents/?uuid=b5c68728-7ad2-3823-a57a-44c3143b26b4&quot;]}], &quot;mendeley&quot;: {&quot;formattedCitation&quot;: &quot;[8]&quot;, &quot;previouslyFormattedCitation&quot;: &quot;[27]&quot;, &quot;plainTextFormattedCitation&quot;: &quot;[8]&quot;}, &quot;properties&quot;: {&quot;noteIndex&quot;: 0}, &quot;schema&quot;: &quot;https://github.com/citation-style-language/schema/raw/master/csl-citation.json&quot;} RNDbpaBugJrAS"/>⁠.</text:p>
      <text:p text:style-name="P2"/>
      <text:p text:style-name="P9">Analysis of NLD criteria</text:p>
      <text:p text:style-name="P9"/>
      <text:p text:style-name="P3">Knight originally specified that all 15 criteria must be met in order to allow safe discharge by a nurse<text:reference-mark-start text:name="ADDIN CSL_CITATION {&quot;citationItems&quot;: [{&quot;itemData&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author&quot;: [{&quot;parse-names&quot;: false, &quot;suffix&quot;: &quot;&quot;, &quot;dropping-particle&quot;: &quot;&quot;, &quot;non-dropping-particle&quot;: &quot;&quot;, &quot;family&quot;: &quot;Knight&quot;, &quot;given&quot;: &quot;Gillian&quot;}], &quot;container-title&quot;: &quot;Nursing in critical care&quot;, &quot;issued&quot;: {&quot;date-parts&quot;: [[&quot;2003&quot;]]}, &quot;ISSN&quot;: &quot;1362-1017&quot;, &quot;type&quot;: &quot;article-journal&quot;, &quot;PMID&quot;: &quot;12737189&quot;, &quot;title&quot;: &quot;Nurse-led discharge from high dependency unit.&quot;, &quot;issue&quot;: &quot;2&quot;, &quot;volume&quot;: &quot;8&quot;, &quot;id&quot;: &quot;ITEM-1&quot;, &quot;page&quot;: &quot;56-61&quot;}, &quot;id&quot;: &quot;ITEM-1&quot;, &quot;uris&quot;: [&quot;http://www.mendeley.com/documents/?uuid=3b251e57-4587-377d-b6ab-37768d445c87&quot;]}], &quot;mendeley&quot;: {&quot;formattedCitation&quot;: &quot;[1]&quot;, &quot;previouslyFormattedCitation&quot;: &quot;[22]&quot;, &quot;plainTextFormattedCitation&quot;: &quot;[1]&quot;}, &quot;properties&quot;: {&quot;noteIndex&quot;: 0}, &quot;schema&quot;: &quot;https://github.com/citation-style-language/schema/raw/master/csl-citation.json&quot;} RNDKSzpYGy0vx"/><text:span text:style-name="T1">[1]</text:span><text:reference-mark-end text:name="ADDIN CSL_CITATION {&quot;citationItems&quot;: [{&quot;itemData&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author&quot;: [{&quot;parse-names&quot;: false, &quot;suffix&quot;: &quot;&quot;, &quot;dropping-particle&quot;: &quot;&quot;, &quot;non-dropping-particle&quot;: &quot;&quot;, &quot;family&quot;: &quot;Knight&quot;, &quot;given&quot;: &quot;Gillian&quot;}], &quot;container-title&quot;: &quot;Nursing in critical care&quot;, &quot;issued&quot;: {&quot;date-parts&quot;: [[&quot;2003&quot;]]}, &quot;ISSN&quot;: &quot;1362-1017&quot;, &quot;type&quot;: &quot;article-journal&quot;, &quot;PMID&quot;: &quot;12737189&quot;, &quot;title&quot;: &quot;Nurse-led discharge from high dependency unit.&quot;, &quot;issue&quot;: &quot;2&quot;, &quot;volume&quot;: &quot;8&quot;, &quot;id&quot;: &quot;ITEM-1&quot;, &quot;page&quot;: &quot;56-61&quot;}, &quot;id&quot;: &quot;ITEM-1&quot;, &quot;uris&quot;: [&quot;http://www.mendeley.com/documents/?uuid=3b251e57-4587-377d-b6ab-37768d445c87&quot;]}], &quot;mendeley&quot;: {&quot;formattedCitation&quot;: &quot;[1]&quot;, &quot;previouslyFormattedCitation&quot;: &quot;[22]&quot;, &quot;plainTextFormattedCitation&quot;: &quot;[1]&quot;}, &quot;properties&quot;: {&quot;noteIndex&quot;: 0}, &quot;schema&quot;: &quot;https://github.com/citation-style-language/schema/raw/master/csl-citation.json&quot;} RNDKSzpYGy0vx"/>⁠. Following this specification we evaluated the criteria for both MIMIC and GICU, determining which instances were classified as RFD and NRFD, and comparing these results to ground-truth. We then further investigated the performance of the NLD criteria as a classification system, by relaxing the constraint that all 15 tests must be passed in order to make an RFD classification. Instead we used the NLD criteria to produce probability estimates of being RFD, by summing the number of tests passed and dividing by 15 to produce a normalised output between 0 and 1. In this formulation each of the 15 criteria contribute equally to the RFD probability. <text:span text:style-name="T44">Subsequently we weighted each criteria according to a measure of feature importance (see below) in order to improve their predictive performance. </text:span>Using the probability outputs it was possible to evaluate the <text:span text:style-name="T45">performance of the </text:span>NLD criteria <text:span text:style-name="T45">in the same way as the machine learning classifiers described below.</text:span></text:p>
      <text:p text:style-name="P3"/>
      <text:p text:style-name="P9">Machine learning classifiers</text:p>
      <text:p text:style-name="P9"/>
      <text:p text:style-name="P3">To improve upon the performance of the NLD criteria, we trained and tested two machine learning classifiers: a random forest (RF)<text:reference-mark-start text:name="ADDIN CSL_CITATION {&quot;citationItems&quot;: [{&quot;itemData&quot;: {&quot;author&quot;: [{&quot;parse-names&quot;: false, &quot;suffix&quot;: &quot;&quot;, &quot;dropping-particle&quot;: &quot;&quot;, &quot;non-dropping-particle&quot;: &quot;&quot;, &quot;family&quot;: &quot;Liaw&quot;, &quot;given&quot;: &quot;Andy&quot;}, {&quot;parse-names&quot;: false, &quot;suffix&quot;: &quot;&quot;, &quot;dropping-particle&quot;: &quot;&quot;, &quot;non-dropping-particle&quot;: &quot;&quot;, &quot;family&quot;: &quot;Wiener&quot;, &quot;given&quot;: &quot;Matthew&quot;}], &quot;container-title&quot;: &quot;R News&quot;, &quot;issued&quot;: {&quot;date-parts&quot;: [[&quot;2002&quot;]]}, &quot;volume&quot;: &quot;2&quot;, &quot;issue&quot;: &quot;3&quot;, &quot;type&quot;: &quot;article-journal&quot;, &quot;id&quot;: &quot;ITEM-1&quot;, &quot;page&quot;: &quot;18-22&quot;, &quot;title&quot;: &quot;Classification and Regression by RandomForest&quot;}, &quot;id&quot;: &quot;ITEM-1&quot;, &quot;uris&quot;: [&quot;http://www.mendeley.com/documents/?uuid=ec2a4ec8-876b-4a0b-8c48-f005d4ae9617&quot;]}], &quot;mendeley&quot;: {&quot;formattedCitation&quot;: &quot;[9]&quot;, &quot;previouslyFormattedCitation&quot;: &quot;[28]&quot;, &quot;plainTextFormattedCitation&quot;: &quot;[9]&quot;}, &quot;properties&quot;: {&quot;noteIndex&quot;: 0}, &quot;schema&quot;: &quot;https://github.com/citation-style-language/schema/raw/master/csl-citation.json&quot;} RNDXUjyLNcuEa"/><text:span text:style-name="T1">[9]</text:span><text:reference-mark-end text:name="ADDIN CSL_CITATION {&quot;citationItems&quot;: [{&quot;itemData&quot;: {&quot;author&quot;: [{&quot;parse-names&quot;: false, &quot;suffix&quot;: &quot;&quot;, &quot;dropping-particle&quot;: &quot;&quot;, &quot;non-dropping-particle&quot;: &quot;&quot;, &quot;family&quot;: &quot;Liaw&quot;, &quot;given&quot;: &quot;Andy&quot;}, {&quot;parse-names&quot;: false, &quot;suffix&quot;: &quot;&quot;, &quot;dropping-particle&quot;: &quot;&quot;, &quot;non-dropping-particle&quot;: &quot;&quot;, &quot;family&quot;: &quot;Wiener&quot;, &quot;given&quot;: &quot;Matthew&quot;}], &quot;container-title&quot;: &quot;R News&quot;, &quot;issued&quot;: {&quot;date-parts&quot;: [[&quot;2002&quot;]]}, &quot;volume&quot;: &quot;2&quot;, &quot;issue&quot;: &quot;3&quot;, &quot;type&quot;: &quot;article-journal&quot;, &quot;id&quot;: &quot;ITEM-1&quot;, &quot;page&quot;: &quot;18-22&quot;, &quot;title&quot;: &quot;Classification and Regression by RandomForest&quot;}, &quot;id&quot;: &quot;ITEM-1&quot;, &quot;uris&quot;: [&quot;http://www.mendeley.com/documents/?uuid=ec2a4ec8-876b-4a0b-8c48-f005d4ae9617&quot;]}], &quot;mendeley&quot;: {&quot;formattedCitation&quot;: &quot;[9]&quot;, &quot;previouslyFormattedCitation&quot;: &quot;[28]&quot;, &quot;plainTextFormattedCitation&quot;: &quot;[9]&quot;}, &quot;properties&quot;: {&quot;noteIndex&quot;: 0}, &quot;schema&quot;: &quot;https://github.com/citation-style-language/schema/raw/master/csl-citation.json&quot;} RNDXUjyLNcuEa"/>⁠, and a logistic classifier (LC)<text:reference-mark-start text:name="ADDIN CSL_CITATION {&quot;citationItems&quot;: [{&quot;itemData&quot;: {&quot;abstract&quot;: &quot;Logistic regression and artificial neural networks are the models of choice in many medical data classification tasks. In this review, we summarize the differences and similarities of these models from a technical point of view, and compare them with other machine learning algorithms. We provide considerations useful for critically assessing the quality of the models and the results based on these models. Finally, we summarize our findings on how quality criteria for logistic regression and artificial neural network models are met in a sample of papers from the medical literature.&quot;, &quot;author&quot;: [{&quot;parse-names&quot;: false, &quot;suffix&quot;: &quot;&quot;, &quot;dropping-particle&quot;: &quot;&quot;, &quot;non-dropping-particle&quot;: &quot;&quot;, &quot;family&quot;: &quot;Dreiseitl&quot;, &quot;given&quot;: &quot;Stephan&quot;}, {&quot;parse-names&quot;: false, &quot;suffix&quot;: &quot;&quot;, &quot;dropping-particle&quot;: &quot;&quot;, &quot;non-dropping-particle&quot;: &quot;&quot;, &quot;family&quot;: &quot;Ohno-Machado&quot;, &quot;given&quot;: &quot;Lucila&quot;}], &quot;container-title&quot;: &quot;Journal of biomedical informatics&quot;, &quot;issued&quot;: {&quot;date-parts&quot;: [[&quot;0&quot;]]}, &quot;ISSN&quot;: &quot;1532-0464&quot;, &quot;type&quot;: &quot;article-journal&quot;, &quot;PMID&quot;: &quot;12968784&quot;, &quot;title&quot;: &quot;Logistic regression and artificial neural network classification models: a methodology review.&quot;, &quot;issue&quot;: &quot;5-6&quot;, &quot;volume&quot;: &quot;35&quot;, &quot;id&quot;: &quot;ITEM-1&quot;, &quot;page&quot;: &quot;352-9&quot;}, &quot;id&quot;: &quot;ITEM-1&quot;, &quot;uris&quot;: [&quot;http://www.mendeley.com/documents/?uuid=2f56991a-f429-3474-abd0-000674e65ff7&quot;]}], &quot;mendeley&quot;: {&quot;formattedCitation&quot;: &quot;[10]&quot;, &quot;previouslyFormattedCitation&quot;: &quot;[29]&quot;, &quot;plainTextFormattedCitation&quot;: &quot;[10]&quot;}, &quot;properties&quot;: {&quot;noteIndex&quot;: 0}, &quot;schema&quot;: &quot;https://github.com/citation-style-language/schema/raw/master/csl-citation.json&quot;} RNDHvBIr3qz2m"/><text:span text:style-name="T1">[10]</text:span><text:reference-mark-end text:name="ADDIN CSL_CITATION {&quot;citationItems&quot;: [{&quot;itemData&quot;: {&quot;abstract&quot;: &quot;Logistic regression and artificial neural networks are the models of choice in many medical data classification tasks. In this review, we summarize the differences and similarities of these models from a technical point of view, and compare them with other machine learning algorithms. We provide considerations useful for critically assessing the quality of the models and the results based on these models. Finally, we summarize our findings on how quality criteria for logistic regression and artificial neural network models are met in a sample of papers from the medical literature.&quot;, &quot;author&quot;: [{&quot;parse-names&quot;: false, &quot;suffix&quot;: &quot;&quot;, &quot;dropping-particle&quot;: &quot;&quot;, &quot;non-dropping-particle&quot;: &quot;&quot;, &quot;family&quot;: &quot;Dreiseitl&quot;, &quot;given&quot;: &quot;Stephan&quot;}, {&quot;parse-names&quot;: false, &quot;suffix&quot;: &quot;&quot;, &quot;dropping-particle&quot;: &quot;&quot;, &quot;non-dropping-particle&quot;: &quot;&quot;, &quot;family&quot;: &quot;Ohno-Machado&quot;, &quot;given&quot;: &quot;Lucila&quot;}], &quot;container-title&quot;: &quot;Journal of biomedical informatics&quot;, &quot;issued&quot;: {&quot;date-parts&quot;: [[&quot;0&quot;]]}, &quot;ISSN&quot;: &quot;1532-0464&quot;, &quot;type&quot;: &quot;article-journal&quot;, &quot;PMID&quot;: &quot;12968784&quot;, &quot;title&quot;: &quot;Logistic regression and artificial neural network classification models: a methodology review.&quot;, &quot;issue&quot;: &quot;5-6&quot;, &quot;volume&quot;: &quot;35&quot;, &quot;id&quot;: &quot;ITEM-1&quot;, &quot;page&quot;: &quot;352-9&quot;}, &quot;id&quot;: &quot;ITEM-1&quot;, &quot;uris&quot;: [&quot;http://www.mendeley.com/documents/?uuid=2f56991a-f429-3474-abd0-000674e65ff7&quot;]}], &quot;mendeley&quot;: {&quot;formattedCitation&quot;: &quot;[10]&quot;, &quot;previouslyFormattedCitation&quot;: &quot;[29]&quot;, &quot;plainTextFormattedCitation&quot;: &quot;[10]&quot;}, &quot;properties&quot;: {&quot;noteIndex&quot;: 0}, &quot;schema&quot;: &quot;https://github.com/citation-style-language/schema/raw/master/csl-citation.json&quot;} RNDHvBIr3qz2m"/>⁠. These two algorithms were chosen for their simplicity in implementation and ease of interpretation in their predictive output. <text:span text:style-name="T46">The training methodology we used was intended to produce classifiers that made the good use of the training data, derived from multiple source domains, whilst generalising well to new patient populations. As such we employed multiple-source cross-validation</text:span><text:reference-mark-start text:name="ADDIN CSL_CITATION {&quot;citationItems&quot;: [{&quot;itemData&quot;: {&quot;abstract&quot;: &quot;Cross-validation is an essential tool in machine learning and statistics. The typical procedure , in which data points are randomly assigned to one of the test sets, makes an implicit assumption that the data are exchange-able. A common case in which this does not hold is when the data come from multiple sources, in the sense used in transfer learning. In this case it is common to arrange the cross-validation procedure in a way that takes the source structure into account. Although common in practice, this procedure does not appear to have been theoretically analysed. We present new estimators of the variance of the cross-validation, both in the multiple-source setting and in the standard iid setting. These new estimators allow for much more accurate confidence intervals and hypothesis tests to compare algorithms.&quot;, &quot;author&quot;: [{&quot;parse-names&quot;: false, &quot;suffix&quot;: &quot;&quot;, &quot;dropping-particle&quot;: &quot;&quot;, &quot;non-dropping-particle&quot;: &quot;&quot;, &quot;family&quot;: &quot;Geras&quot;, &quot;given&quot;: &quot;Krzysztof J&quot;}, {&quot;parse-names&quot;: false, &quot;suffix&quot;: &quot;&quot;, &quot;dropping-particle&quot;: &quot;&quot;, &quot;non-dropping-particle&quot;: &quot;&quot;, &quot;family&quot;: &quot;Sutton&quot;, &quot;given&quot;: &quot;Charles&quot;}], &quot;issued&quot;: {&quot;date-parts&quot;: [[&quot;2013&quot;]]}, &quot;type&quot;: &quot;report&quot;, &quot;id&quot;: &quot;ITEM-1&quot;, &quot;title&quot;: &quot;Multiple-source cross-validation&quot;}, &quot;id&quot;: &quot;ITEM-1&quot;, &quot;uris&quot;: [&quot;http://www.mendeley.com/documents/?uuid=ddc6e350-29ce-327d-9da7-afff825c4dd5&quot;]}], &quot;mendeley&quot;: {&quot;formattedCitation&quot;: &quot;[11]&quot;, &quot;previouslyFormattedCitation&quot;: &quot;[30]&quot;, &quot;plainTextFormattedCitation&quot;: &quot;[11]&quot;}, &quot;properties&quot;: {&quot;noteIndex&quot;: 0}, &quot;schema&quot;: &quot;https://github.com/citation-style-language/schema/raw/master/csl-citation.json&quot;} RNDnqvqJhy0zJ"/><text:span text:style-name="T5">[11]</text:span><text:reference-mark-end text:name="ADDIN CSL_CITATION {&quot;citationItems&quot;: [{&quot;itemData&quot;: {&quot;abstract&quot;: &quot;Cross-validation is an essential tool in machine learning and statistics. The typical procedure , in which data points are randomly assigned to one of the test sets, makes an implicit assumption that the data are exchange-able. A common case in which this does not hold is when the data come from multiple sources, in the sense used in transfer learning. In this case it is common to arrange the cross-validation procedure in a way that takes the source structure into account. Although common in practice, this procedure does not appear to have been theoretically analysed. We present new estimators of the variance of the cross-validation, both in the multiple-source setting and in the standard iid setting. These new estimators allow for much more accurate confidence intervals and hypothesis tests to compare algorithms.&quot;, &quot;author&quot;: [{&quot;parse-names&quot;: false, &quot;suffix&quot;: &quot;&quot;, &quot;dropping-particle&quot;: &quot;&quot;, &quot;non-dropping-particle&quot;: &quot;&quot;, &quot;family&quot;: &quot;Geras&quot;, &quot;given&quot;: &quot;Krzysztof J&quot;}, {&quot;parse-names&quot;: false, &quot;suffix&quot;: &quot;&quot;, &quot;dropping-particle&quot;: &quot;&quot;, &quot;non-dropping-particle&quot;: &quot;&quot;, &quot;family&quot;: &quot;Sutton&quot;, &quot;given&quot;: &quot;Charles&quot;}], &quot;issued&quot;: {&quot;date-parts&quot;: [[&quot;2013&quot;]]}, &quot;type&quot;: &quot;report&quot;, &quot;id&quot;: &quot;ITEM-1&quot;, &quot;title&quot;: &quot;Multiple-source cross-validation&quot;}, &quot;id&quot;: &quot;ITEM-1&quot;, &quot;uris&quot;: [&quot;http://www.mendeley.com/documents/?uuid=ddc6e350-29ce-327d-9da7-afff825c4dd5&quot;]}], &quot;mendeley&quot;: {&quot;formattedCitation&quot;: &quot;[11]&quot;, &quot;previouslyFormattedCitation&quot;: &quot;[30]&quot;, &quot;plainTextFormattedCitation&quot;: &quot;[11]&quot;}, &quot;properties&quot;: {&quot;noteIndex&quot;: 0}, &quot;schema&quot;: &quot;https://github.com/citation-style-language/schema/raw/master/csl-citation.json&quot;} RNDnqvqJhy0zJ"/><text:span text:style-name="T46">⁠. A single iteration of this procedure is as follows. Each source dataset is split into train and test data. For GICU 30% of the data is held out for testing. For MIMIC an equal sized test set is held out (~10%). Multiple-source cross-validation is then used to optimise the hyper-parameters on the training data (see section E of the online supplementary file) with two validation folds, one derived entirely from MIMIC and the other derived entirely from GICU. The optimised classifier is then retrained on the full training data (MIMIC and GICU), and its performance is tested on the held out test data. This procedure is repeated over 100 random train-test splits to produce estimates of the mean and standard deviation of classifier performances.</text:span></text:p>
      <text:p text:style-name="P3"/>
      <text:p text:style-name="P1">In order to determine the feature importances for each classifier, and therefore understand which features were most predictive of readiness-for-discharge, we used the permutation feature importance<text:reference-mark-start text:name="ADDIN CSL_CITATION {&quot;citationItems&quot;: [{&quot;itemData&quot;: {&quot;author&quot;: [{&quot;parse-names&quot;: false, &quot;suffix&quot;: &quot;&quot;, &quot;dropping-particle&quot;: &quot;&quot;, &quot;non-dropping-particle&quot;: &quot;&quot;, &quot;family&quot;: &quot;Breiman&quot;, &quot;given&quot;: &quot;Leo&quot;}], &quot;container-title&quot;: &quot;Machine Learning&quot;, &quot;issued&quot;: {&quot;date-parts&quot;: [[&quot;2001&quot;]]}, &quot;ISSN&quot;: &quot;08856125&quot;, &quot;type&quot;: &quot;article-journal&quot;, &quot;DOI&quot;: &quot;10.1023/A:1010933404324&quot;, &quot;title&quot;: &quot;Random Forests&quot;, &quot;issue&quot;: &quot;1&quot;, &quot;volume&quot;: &quot;45&quot;, &quot;page&quot;: &quot;5-32&quot;, &quot;id&quot;: &quot;ITEM-1&quot;, &quot;publisher&quot;: &quot;Kluwer Academic Publishers&quot;}, &quot;id&quot;: &quot;ITEM-1&quot;, &quot;uris&quot;: [&quot;http://www.mendeley.com/documents/?uuid=cc5e39ca-c673-3d3a-b0b6-73f5fe541df1&quot;]}], &quot;mendeley&quot;: {&quot;formattedCitation&quot;: &quot;[12]&quot;, &quot;previouslyFormattedCitation&quot;: &quot;[31]&quot;, &quot;plainTextFormattedCitation&quot;: &quot;[12]&quot;}, &quot;properties&quot;: {&quot;noteIndex&quot;: 0}, &quot;schema&quot;: &quot;https://github.com/citation-style-language/schema/raw/master/csl-citation.json&quot;} RNDhvdmtaBIN7"/><text:span text:style-name="T1">[12]</text:span><text:reference-mark-end text:name="ADDIN CSL_CITATION {&quot;citationItems&quot;: [{&quot;itemData&quot;: {&quot;author&quot;: [{&quot;parse-names&quot;: false, &quot;suffix&quot;: &quot;&quot;, &quot;dropping-particle&quot;: &quot;&quot;, &quot;non-dropping-particle&quot;: &quot;&quot;, &quot;family&quot;: &quot;Breiman&quot;, &quot;given&quot;: &quot;Leo&quot;}], &quot;container-title&quot;: &quot;Machine Learning&quot;, &quot;issued&quot;: {&quot;date-parts&quot;: [[&quot;2001&quot;]]}, &quot;ISSN&quot;: &quot;08856125&quot;, &quot;type&quot;: &quot;article-journal&quot;, &quot;DOI&quot;: &quot;10.1023/A:1010933404324&quot;, &quot;title&quot;: &quot;Random Forests&quot;, &quot;issue&quot;: &quot;1&quot;, &quot;volume&quot;: &quot;45&quot;, &quot;page&quot;: &quot;5-32&quot;, &quot;id&quot;: &quot;ITEM-1&quot;, &quot;publisher&quot;: &quot;Kluwer Academic Publishers&quot;}, &quot;id&quot;: &quot;ITEM-1&quot;, &quot;uris&quot;: [&quot;http://www.mendeley.com/documents/?uuid=cc5e39ca-c673-3d3a-b0b6-73f5fe541df1&quot;]}], &quot;mendeley&quot;: {&quot;formattedCitation&quot;: &quot;[12]&quot;, &quot;previouslyFormattedCitation&quot;: &quot;[31]&quot;, &quot;plainTextFormattedCitation&quot;: &quot;[12]&quot;}, &quot;properties&quot;: {&quot;noteIndex&quot;: 0}, &quot;schema&quot;: &quot;https://github.com/citation-style-language/schema/raw/master/csl-citation.json&quot;} RNDhvdmtaBIN7"/>⁠. In short this procedure involves iterative random permutation of the values of each feature, and the calculation of average loss of <text:span text:style-name="T47">classifier </text:span>performance (we used area under the ROC <text:soft-page-break/>curve) resulting from this feature randomisation. <text:s/><text:span text:style-name="T48">The overall performance of our trained classifiers, and the NLD criteria, was characterised by producing receiver-operator-characteristic (ROC) and precision-recall (PRC) curves</text:span><text:reference-mark-start text:name="ADDIN CSL_CITATION {&quot;citationItems&quot;: [{&quot;itemData&quot;: {&quot;author&quot;: [{&quot;parse-names&quot;: false, &quot;suffix&quot;: &quot;&quot;, &quot;dropping-particle&quot;: &quot;&quot;, &quot;non-dropping-particle&quot;: &quot;&quot;, &quot;family&quot;: &quot;Davis&quot;, &quot;given&quot;: &quot;Jesse&quot;}, {&quot;parse-names&quot;: false, &quot;suffix&quot;: &quot;&quot;, &quot;dropping-particle&quot;: &quot;&quot;, &quot;non-dropping-particle&quot;: &quot;&quot;, &quot;family&quot;: &quot;Goadrich&quot;, &quot;given&quot;: &quot;Mark&quot;}], &quot;container-title&quot;: &quot;Proceedings of the 23rd international conference on Machine learning  - ICML '06&quot;, &quot;issued&quot;: {&quot;date-parts&quot;: [[&quot;2006&quot;]]}, &quot;page&quot;: &quot;233-240&quot;, &quot;publisher-place&quot;: &quot;New York, New York, USA&quot;, &quot;type&quot;: &quot;paper-conference&quot;, &quot;ISBN&quot;: &quot;1595933832&quot;, &quot;DOI&quot;: &quot;10.1145/1143844.1143874&quot;, &quot;id&quot;: &quot;ITEM-1&quot;, &quot;publisher&quot;: &quot;ACM Press&quot;, &quot;title&quot;: &quot;The relationship between Precision-Recall and ROC curves&quot;}, &quot;id&quot;: &quot;ITEM-1&quot;, &quot;uris&quot;: [&quot;http://www.mendeley.com/documents/?uuid=0ee34d8c-f170-348d-a845-ff4fefe64330&quot;]}], &quot;mendeley&quot;: {&quot;formattedCitation&quot;: &quot;[13]&quot;, &quot;previouslyFormattedCitation&quot;: &quot;[32]&quot;, &quot;plainTextFormattedCitation&quot;: &quot;[13]&quot;}, &quot;properties&quot;: {&quot;noteIndex&quot;: 0}, &quot;schema&quot;: &quot;https://github.com/citation-style-language/schema/raw/master/csl-citation.json&quot;} RNDViIhJIdJyp"/><text:span text:style-name="T6">[13]</text:span><text:reference-mark-end text:name="ADDIN CSL_CITATION {&quot;citationItems&quot;: [{&quot;itemData&quot;: {&quot;author&quot;: [{&quot;parse-names&quot;: false, &quot;suffix&quot;: &quot;&quot;, &quot;dropping-particle&quot;: &quot;&quot;, &quot;non-dropping-particle&quot;: &quot;&quot;, &quot;family&quot;: &quot;Davis&quot;, &quot;given&quot;: &quot;Jesse&quot;}, {&quot;parse-names&quot;: false, &quot;suffix&quot;: &quot;&quot;, &quot;dropping-particle&quot;: &quot;&quot;, &quot;non-dropping-particle&quot;: &quot;&quot;, &quot;family&quot;: &quot;Goadrich&quot;, &quot;given&quot;: &quot;Mark&quot;}], &quot;container-title&quot;: &quot;Proceedings of the 23rd international conference on Machine learning  - ICML '06&quot;, &quot;issued&quot;: {&quot;date-parts&quot;: [[&quot;2006&quot;]]}, &quot;page&quot;: &quot;233-240&quot;, &quot;publisher-place&quot;: &quot;New York, New York, USA&quot;, &quot;type&quot;: &quot;paper-conference&quot;, &quot;ISBN&quot;: &quot;1595933832&quot;, &quot;DOI&quot;: &quot;10.1145/1143844.1143874&quot;, &quot;id&quot;: &quot;ITEM-1&quot;, &quot;publisher&quot;: &quot;ACM Press&quot;, &quot;title&quot;: &quot;The relationship between Precision-Recall and ROC curves&quot;}, &quot;id&quot;: &quot;ITEM-1&quot;, &quot;uris&quot;: [&quot;http://www.mendeley.com/documents/?uuid=0ee34d8c-f170-348d-a845-ff4fefe64330&quot;]}], &quot;mendeley&quot;: {&quot;formattedCitation&quot;: &quot;[13]&quot;, &quot;previouslyFormattedCitation&quot;: &quot;[32]&quot;, &quot;plainTextFormattedCitation&quot;: &quot;[13]&quot;}, &quot;properties&quot;: {&quot;noteIndex&quot;: 0}, &quot;schema&quot;: &quot;https://github.com/citation-style-language/schema/raw/master/csl-citation.json&quot;} RNDViIhJIdJyp"/><text:span text:style-name="T48">⁠, and by evaluating a suite of common performance metrics.</text:span></text:p>
      <text:p text:style-name="P5"><text:s/></text:p>
      <text:p text:style-name="P12">References:</text:p>
      <text:p text:style-name="P5"/>
      <text:section text:style-name="Sect1" text:name="ADDIN Mendeley Bibliography CSL_BIBLIOGRAPHY  RNDCVlaSzX7JF">
        <text:p text:style-name="P13">1 <text:tab/>Knight G. Nurse-led discharge from high dependency unit. <text:span text:style-name="T17">Nurs Crit Care</text:span> 2003;<text:span text:style-name="T49">8</text:span>:56–61.</text:p>
        <text:p text:style-name="P13">2 <text:tab/>Crocker C, Keller R. Nurse-led discharge to the ward from high dependency: A service improvement project. <text:span text:style-name="T17">Intensive Crit Care Nurs</text:span> 2005;<text:span text:style-name="T49">21</text:span>:363–6. doi:10.1016/J.ICCN.2005.05.004</text:p>
        <text:p text:style-name="P13">3 <text:tab/>Lin F, Chaboyer W, Wallis M. A literature review of organisational, individual and teamwork factors contributing to the ICU discharge process. <text:span text:style-name="T17">Aust Crit Care</text:span> 2009;<text:span text:style-name="T49">22</text:span>:29–43. doi:10.1016/j.aucc.2008.11.001</text:p>
        <text:p text:style-name="P13">4 <text:tab/>Johnson AEW, Pollard TJ, Shen L, <text:span text:style-name="T17">et al.</text:span> MIMIC-III, a freely accessible critical care database. <text:span text:style-name="T17">Sci Data</text:span> 2016;<text:span text:style-name="T49">3</text:span>:160035. doi:10.1038/sdata.2016.35</text:p>
        <text:p text:style-name="P13">5 <text:tab/>Badawi O, Breslow MJ. Readmissions and Death after ICU Discharge: Development and Validation of Two Predictive Models. <text:span text:style-name="T17">PLoS One</text:span> Published Online First: 2012. doi:10.1371/journal.pone.0048758</text:p>
        <text:p text:style-name="P13">6 <text:tab/>Desautels T, Das R, Calvert J, <text:span text:style-name="T17">et al.</text:span> Prediction of early unplanned intensive care unit readmission in a UK tertiary care hospital: A cross-sectional machine learning approach. <text:span text:style-name="T17">BMJ Open</text:span> Published Online First: 2017. doi:10.1136/bmjopen-2017-017199</text:p>
        <text:p text:style-name="P13">7 <text:tab/>Batista GEAPA, Monard MC. An analysis of four missing data treatment methods for supervised learning. <text:span text:style-name="T17">Appl Artif Intell</text:span> 2003;<text:span text:style-name="T49">17</text:span>:519–33. doi:10.1080/713827181</text:p>
        <text:p text:style-name="P13">8 <text:tab/>Maaten L van der, Hinton G. Visualizing Data using t-SNE. <text:span text:style-name="T17">J Mach Learn Res</text:span> 2008;<text:span text:style-name="T49">9</text:span>:2579–605.</text:p>
        <text:p text:style-name="P13">9 <text:tab/>Liaw A, Wiener M. Classification and Regression by RandomForest. <text:span text:style-name="T17">R News</text:span> 2002;<text:span text:style-name="T49">2</text:span>:18–22.</text:p>
        <text:p text:style-name="P13">10 <text:tab/>Dreiseitl S, Ohno-Machado L. Logistic regression and artificial neural network classification models: a methodology review. <text:span text:style-name="T17">J Biomed Inform</text:span>;<text:span text:style-name="T49">35</text:span>:352–9.</text:p>
        <text:p text:style-name="P13">11 <text:tab/>Geras KJ, Sutton C. Multiple-source cross-validation. 2013. </text:p>
        <text:p text:style-name="P13">12 <text:tab/>Breiman L. Random Forests. <text:span text:style-name="T17">Mach Learn</text:span> 2001;<text:span text:style-name="T49">45</text:span>:5–32. doi:10.1023/A:1010933404324</text:p>
        <text:p text:style-name="P10">13 <text:tab/>Davis J, Goadrich M. The relationship between Precision-Recall and ROC curves. In: <text:span text:style-name="T17">Proceedings of the 23rd international conference on Machine learning <text:s/>- ICML ’06</text:span>. New York, New York, USA: : ACM Press 2006. 233–40. doi:10.1145/1143844.1143874</text:p>
      </text:section>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Table" style:family="paragraph" style:parent-style-name="Caption"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4:32:08.793982386</meta:creation-date>
    <dc:date>2018-11-14T14:36:01.209504235</dc:date>
    <meta:editing-duration>PT3M50S</meta:editing-duration>
    <meta:editing-cycles>4</meta:editing-cycles>
    <meta:generator>LibreOffice/5.1.6.2$Linux_X86_64 LibreOffice_project/10m0$Build-2</meta:generator>
    <meta:document-statistic meta:table-count="2" meta:image-count="0" meta:object-count="0" meta:page-count="5" meta:paragraph-count="116" meta:word-count="2017" meta:character-count="12864" meta:non-whitespace-character-count="10948"/>
    <meta:user-defined meta:name="Mendeley Citation Style_1">http://www.zotero.org/styles/bmj-open</meta:user-defined>
    <meta:user-defined meta:name="Mendeley Document_1">True</meta:user-defined>
    <meta:user-defined meta:name="Mendeley Unique User Id_1">223f0da6-5345-3492-8949-94c100a1caf7</meta:user-defined>
  </office:meta>
</office:document-meta>
</file>